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A80000067E8F735EA6ED9F0C0B.jpg" manifest:media-type="image/jpeg"/>
  <manifest:file-entry manifest:full-path="Pictures/10000000000007D00000060AA375D3AC77E910BC.jpg" manifest:media-type="image/jpe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41D000001DBB2D187B6D6CE553B.png" manifest:media-type="image/png"/>
  <manifest:file-entry manifest:full-path="Pictures/10000001000001090000006FFC330D8AD65C459D.png" manifest:media-type="image/png"/>
  <manifest:file-entry manifest:full-path="Pictures/100048B800001B6E00000B7822A3FAAEBE51E006.wmf" manifest:media-type="image/x-wmf"/>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pitch="variable"/>
    <style:font-face style:name="Droid Sans Fallback2" svg:font-family="'Droid Sans Fallback'" style:font-family-generic="roman" style:font-pitch="variable"/>
    <style:font-face style:name="Droid Sans Fallback3"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pitch="variable"/>
    <style:font-face style:name="FreeSans3" svg:font-family="FreeSans" style:font-family-generic="roman" style:font-pitch="variable"/>
    <style:font-face style:name="FreeSans4"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pitch="variable"/>
    <style:font-face style:name="Liberation Sans5" svg:font-family="'Liberation Sans', Arial" style:font-family-generic="swiss" style:font-pitch="variable"/>
    <style:font-face style:name="Liberation Sans6" svg:font-family="'Liberation Sans'" style:font-family-generic="modern" style:font-pitch="variable"/>
    <style:font-face style:name="Liberation Serif" svg:font-family="'Liberation Serif'" style:font-adornments="Regular" style:font-family-generic="roman"/>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pitch="variable"/>
    <style:font-face style:name="Liberation Serif4" svg:font-family="'Liberation Serif'" style:font-family-generic="swiss" style:font-pitch="variable"/>
    <style:font-face style:name="Liberation Serif5" svg:font-family="'Liberation Serif'" style:font-family-generic="roman" style:font-pitch="variable" style:font-charset="x-symbol"/>
    <style:font-face style:name="Liberation Serif6" svg:font-family="'Liberation Serif'" style:font-pitch="variable" style:font-charset="x-symbol"/>
    <style:font-face style:name="Liberation Serif7"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ymbola" svg:font-family="Symbola" style:font-pitch="variable"/>
    <style:font-face style:name="Symbola1" svg:font-family="Symbola"/>
    <style:font-face style:name="Symbola2" svg:font-family="Symbola" style:font-adornments="Regular"/>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none" draw:textarea-vertical-align="middle" draw:auto-grow-height="false" fo:min-height="3.328cm" fo:min-width="0cm"/>
      <style:paragraph-properties style:writing-mode="lr-tb"/>
    </style:style>
    <style:style style:name="gr4" style:family="graphic" style:parent-style-name="standard">
      <style:graphic-properties svg:stroke-color="#000000" draw:fill-color="#f0e6ff" draw:opacity="100%" draw:textarea-horizontal-align="left" draw:textarea-vertical-align="top" draw:auto-grow-height="false" fo:min-height="8.95cm" fo:min-width="8.136cm" draw:shadow-opacity="50%"/>
      <style:paragraph-properties style:writing-mode="lr-tb"/>
    </style:style>
    <style:style style:name="gr5" style:family="graphic" style:parent-style-name="standard">
      <style:graphic-properties svg:stroke-color="#000000" draw:fill-color="#cccccc" draw:opacity="100%" draw:fill-image-width="0cm" draw:fill-image-height="0cm" draw:textarea-horizontal-align="center" draw:textarea-vertical-align="bottom" draw:auto-grow-height="false" fo:min-height="4.999cm" fo:min-width="2.044cm" draw:shadow-opacity="50%"/>
      <style:paragraph-properties style:writing-mode="lr-tb"/>
    </style:style>
    <style:style style:name="gr6" style:family="graphic" style:parent-style-name="standard">
      <style:graphic-properties svg:stroke-color="#000000" draw:fill-color="#cccccc" draw:opacity="100%" draw:fill-image-width="0cm" draw:fill-image-height="0cm" draw:textarea-horizontal-align="center" draw:textarea-vertical-align="bottom" draw:auto-grow-height="false" fo:min-height="2.967cm" fo:min-width="2.044cm" draw:shadow-opacity="50%"/>
      <style:paragraph-properties style:writing-mode="lr-tb"/>
    </style:style>
    <style:style style:name="gr7" style:family="graphic" style:parent-style-name="standard">
      <style:graphic-properties svg:stroke-color="#000000" draw:fill-color="#cfe7f5" draw:opacity="50%" draw:textarea-horizontal-align="left" draw:textarea-vertical-align="middle" draw:auto-grow-height="false" fo:min-height="1.356cm" fo:min-width="13.806cm" draw:shadow-opacity="50%"/>
      <style:paragraph-properties style:writing-mode="lr-tb"/>
    </style:style>
    <style:style style:name="gr8" style:family="graphic" style:parent-style-name="standard">
      <style:graphic-properties svg:stroke-color="#000000" draw:fill-color="#f0e6ff" draw:textarea-horizontal-align="justify" draw:textarea-vertical-align="middle" draw:auto-grow-height="false" fo:min-height="0.608cm" fo:min-width="1.45cm"/>
      <style:paragraph-properties style:writing-mode="lr-tb"/>
    </style:style>
    <style:style style:name="gr9" style:family="graphic" style:parent-style-name="standard">
      <style:graphic-properties svg:stroke-color="#000000" draw:fill-color="#f0e6ff" draw:textarea-horizontal-align="justify" draw:textarea-vertical-align="middle" draw:auto-grow-height="false" fo:min-height="0.608cm" fo:min-width="1.443cm"/>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608cm" fo:min-width="1.444cm"/>
      <style:paragraph-properties style:writing-mode="lr-tb"/>
    </style:style>
    <style:style style:name="gr11" style:family="graphic" style:parent-style-name="standard">
      <style:graphic-properties svg:stroke-color="#000000" draw:fill-color="#ffffcc" draw:textarea-horizontal-align="justify" draw:textarea-vertical-align="middle" draw:auto-grow-height="false" fo:min-height="0.856cm" fo:min-width="1.107cm" fo:wrap-option="no-wrap"/>
      <style:paragraph-properties style:writing-mode="lr-tb"/>
    </style:style>
    <style:style style:name="gr12" style:family="graphic" style:parent-style-name="standard">
      <style:graphic-properties svg:stroke-color="#000000" draw:fill-color="#ffffcc" draw:textarea-horizontal-align="justify" draw:textarea-vertical-align="middle" draw:auto-grow-height="false" fo:min-height="0.363cm" fo:min-width="1.107cm" fo:wrap-option="no-wrap"/>
      <style:paragraph-properties style:writing-mode="lr-tb"/>
    </style:style>
    <style:style style:name="gr13" style:family="graphic" style:parent-style-name="standard">
      <style:graphic-properties svg:stroke-color="#000000" draw:fill-color="#ffffcc" draw:textarea-horizontal-align="justify" draw:textarea-vertical-align="middle" draw:auto-grow-height="false" fo:min-height="0.363cm" fo:min-width="1.943cm" fo:wrap-option="no-wrap"/>
      <style:paragraph-properties style:writing-mode="lr-tb"/>
    </style:style>
    <style:style style:name="gr14" style:family="graphic" style:parent-style-name="standard">
      <style:graphic-properties svg:stroke-color="#000000" draw:fill-color="#ffffcc" draw:textarea-horizontal-align="justify" draw:textarea-vertical-align="middle" draw:auto-grow-height="false" fo:min-height="0.364cm" fo:min-width="1.476cm"/>
      <style:paragraph-properties style:writing-mode="lr-tb"/>
    </style:style>
    <style:style style:name="gr15"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svg:stroke-color="#000000" draw:fill-color="#ffffff" draw:textarea-horizontal-align="justify" draw:textarea-vertical-align="middle" draw:auto-grow-height="false" fo:min-height="0.896cm" fo:min-width="2.424cm"/>
      <style:paragraph-properties style:writing-mode="lr-tb"/>
    </style:style>
    <style:style style:name="gr17" style:family="graphic" style:parent-style-name="standard">
      <style:graphic-properties svg:stroke-color="#000000" draw:marker-end="Arrow_20_concave" draw:marker-end-width="0.3cm"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3.177cm"/>
      <style:paragraph-properties style:writing-mode="lr-tb"/>
    </style:style>
    <style:style style:name="gr19" style:family="graphic" style:parent-style-name="standard">
      <style:graphic-properties svg:stroke-color="#000000" draw:fill-color="#ffffcc" draw:textarea-horizontal-align="justify" draw:textarea-vertical-align="middle" draw:auto-grow-height="false" fo:min-height="1.538cm" fo:min-width="2.537cm" fo:wrap-option="no-wrap" draw:shadow="hidden"/>
      <style:paragraph-properties style:writing-mode="lr-tb"/>
    </style:style>
    <style:style style:name="gr20" style:family="graphic" style:parent-style-name="standard">
      <style:graphic-properties svg:stroke-color="#000000" draw:fill-color="#ffffcc" draw:textarea-horizontal-align="justify" draw:textarea-vertical-align="middle" draw:auto-grow-height="false" fo:min-height="0.98cm" fo:min-width="3.661cm" fo:wrap-option="no-wrap"/>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_5f_-title">
      <style:graphic-properties fo:min-height="1.741cm"/>
      <style:paragraph-properties style:writing-mode="lr-tb"/>
    </style:style>
    <style:style style:name="pr4" style:family="presentation" style:parent-style-name="master_5f_-outline1">
      <style:graphic-properties fo:min-height="14.15cm"/>
      <style:paragraph-properties style:writing-mode="lr-tb"/>
    </style:style>
    <style:style style:name="pr5" style:family="presentation" style:parent-style-name="master_5f_-notes">
      <style:graphic-properties draw:fill-color="#ffffff" fo:min-height="13.364cm"/>
      <style:paragraph-properties style:writing-mode="lr-tb"/>
    </style:style>
    <style:style style:name="pr6" style:family="presentation" style:parent-style-name="master_5f_-title" style:list-style-name="L1">
      <style:graphic-properties draw:textarea-horizontal-align="justify" fo:min-height="1.737cm"/>
      <style:paragraph-properties style:writing-mode="lr-tb"/>
    </style:style>
    <style:style style:name="pr7" style:family="presentation" style:parent-style-name="master_5f_-notes">
      <style:graphic-properties draw:fill-color="#ffffff" fo:min-height="14.721cm"/>
      <style:paragraph-properties style:writing-mode="lr-tb"/>
    </style:style>
    <style:style style:name="pr8" style:family="presentation" style:parent-style-name="master_5f_-title">
      <style:graphic-properties fo:min-height="1.56cm"/>
      <style:paragraph-properties style:writing-mode="lr-tb"/>
    </style:style>
    <style:style style:name="pr9" style:family="presentation" style:parent-style-name="template21-title">
      <style:graphic-properties draw:auto-grow-height="true" fo:min-height="1.737cm"/>
      <style:paragraph-properties style:writing-mode="lr-tb"/>
    </style:style>
    <style:style style:name="pr10" style:family="presentation" style:parent-style-name="template21-outline1">
      <style:graphic-properties fo:min-height="14.15cm"/>
      <style:paragraph-properties style:writing-mode="lr-tb"/>
    </style:style>
    <style:style style:name="pr11" style:family="presentation" style:parent-style-name="template21-notes">
      <style:graphic-properties draw:fill-color="#ffffff" draw:auto-grow-height="true" fo:min-height="13.364cm"/>
      <style:paragraph-properties style:writing-mode="lr-tb"/>
    </style:style>
    <style:style style:name="pr12" style:family="presentation" style:parent-style-name="master_5f_-title">
      <style:graphic-properties fo:min-height="1.737cm"/>
      <style:paragraph-properties style:writing-mode="lr-tb"/>
    </style:style>
    <style:style style:name="pr13" style:family="presentation" style:parent-style-name="master_5f_-outline1" style:list-style-name="L3">
      <style:graphic-properties fo:min-height="14.15cm"/>
      <style:paragraph-properties style:writing-mode="lr-tb"/>
    </style:style>
    <style:style style:name="pr14" style:family="presentation" style:parent-style-name="master_5f_-outline1" style:list-style-name="L7">
      <style:graphic-properties fo:min-height="14.15cm"/>
      <style:paragraph-properties style:writing-mode="lr-tb"/>
    </style:style>
    <style:style style:name="pr15" style:family="presentation" style:parent-style-name="master_5f_-notes">
      <style:graphic-properties draw:fill-color="#ffffff" fo:min-height="14.849cm"/>
      <style:paragraph-properties style:writing-mode="lr-tb"/>
    </style:style>
    <style:style style:name="pr16" style:family="presentation" style:parent-style-name="master_5f_-outline1" style:list-style-name="L7">
      <style:graphic-properties fo:min-height="14.15cm"/>
      <style:paragraph-properties style:writing-mode="lr-tb"/>
    </style:style>
    <style:style style:name="P1" style:family="paragraph">
      <style:paragraph-properties fo:text-align="start"/>
      <style:text-properties fo:language="ru" fo:country="RU"/>
    </style:style>
    <style:style style:name="P2" style:family="paragraph">
      <style:paragraph-properties fo:text-align="start" style:writing-mode="lr-tb"/>
      <style:text-properties fo:color="#ffffff" loext:opacity="100%" style:font-name="Liberation Sans3"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text-properties fo:language="ru" fo:country="RU"/>
    </style:style>
    <style:style style:name="P6" style:family="paragraph">
      <style:paragraph-properties fo:margin-left="0cm" fo:margin-right="0cm" fo:text-align="start" fo:text-indent="0cm"/>
      <style:text-properties fo:language="ru" fo:country="RU"/>
    </style:style>
    <style:style style:name="P7"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8" style:family="paragraph">
      <style:text-properties fo:language="ru" fo:country="RU"/>
    </style:style>
    <style:style style:name="P9" style:family="paragraph">
      <style:paragraph-properties style:writing-mode="lr-tb"/>
      <style:text-properties fo:language="ru" fo:country="RU"/>
    </style:style>
    <style:style style:name="P10" style:family="paragraph">
      <loext:graphic-properties draw:fill-color="#ffffff"/>
      <style:paragraph-properties fo:margin-left="0cm" fo:margin-right="0cm" fo:margin-top="0cm" fo:margin-bottom="0.2cm" fo:text-indent="-0.6cm" style:writing-mode="lr-tb"/>
      <style:text-properties fo:font-size="14pt" fo:language="ru" fo:country="RU" style:font-size-asian="14pt" style:font-size-complex="14pt"/>
    </style:style>
    <style:style style:name="P11" style:family="paragraph">
      <style:paragraph-properties style:writing-mode="lr-tb"/>
      <style:text-properties fo:color="#000000" loext:opacity="100%" fo:language="ru" fo:country="RU"/>
    </style:style>
    <style:style style:name="P12" style:family="paragraph">
      <style:paragraph-properties fo:margin-top="0cm" fo:margin-bottom="0.4cm"/>
      <style:text-properties fo:language="ru" fo:country="RU"/>
    </style:style>
    <style:style style:name="P13" style:family="paragraph">
      <style:paragraph-properties fo:margin-top="0cm" fo:margin-bottom="0.2cm">
        <style:tab-stops>
          <style:tab-stop style:position="5.997cm"/>
        </style:tab-stops>
      </style:paragraph-properties>
      <style:text-properties fo:language="ru" fo:country="RU"/>
    </style:style>
    <style:style style:name="P14" style:family="paragraph">
      <style:paragraph-properties fo:margin-top="0cm" fo:margin-bottom="0.5cm">
        <style:tab-stops>
          <style:tab-stop style:position="5.997cm"/>
        </style:tab-stops>
      </style:paragraph-properties>
      <style:text-properties fo:language="ru" fo:country="RU"/>
    </style:style>
    <style:style style:name="P15" style:family="paragraph">
      <style:paragraph-properties fo:margin-top="0cm" fo:margin-bottom="0.4cm" style:writing-mode="lr-tb"/>
      <style:text-properties fo:language="ru" fo:country="RU"/>
    </style:style>
    <style:style style:name="P16" style:family="paragraph">
      <style:paragraph-properties fo:text-align="center" style:writing-mode="lr-tb"/>
      <style:text-properties style:font-name="Liberation Serif3" fo:language="ru" fo:country="RU"/>
    </style:style>
    <style:style style:name="P17" style:family="paragraph">
      <loext:graphic-properties draw:fill="none"/>
      <style:paragraph-properties fo:text-align="center" style:writing-mode="lr-tb"/>
      <style:text-properties style:font-name="Liberation Serif3" fo:language="ru" fo:country="RU"/>
    </style:style>
    <style:style style:name="P18" style:family="paragraph">
      <style:paragraph-properties fo:margin-left="0cm" fo:margin-right="0cm" fo:margin-top="0cm" fo:margin-bottom="0.2cm" fo:text-indent="-0.6cm"/>
      <style:text-properties fo:language="ru" fo:country="RU"/>
    </style:style>
    <style:style style:name="P19" style:family="paragraph">
      <style:paragraph-properties fo:margin-top="0cm" fo:margin-bottom="0.4cm">
        <style:tab-stops>
          <style:tab-stop style:position="6.002cm"/>
          <style:tab-stop style:position="9.486cm"/>
          <style:tab-stop style:position="13.003cm"/>
        </style:tab-stops>
      </style:paragraph-properties>
      <style:text-properties fo:language="ru" fo:country="RU"/>
    </style:style>
    <style:style style:name="P20" style:family="paragraph">
      <style:paragraph-properties fo:margin-top="0cm" fo:margin-bottom="0.5cm">
        <style:tab-stops>
          <style:tab-stop style:position="6.002cm"/>
          <style:tab-stop style:position="9.486cm"/>
          <style:tab-stop style:position="13.003cm"/>
        </style:tab-stops>
      </style:paragraph-properties>
      <style:text-properties fo:language="ru" fo:country="RU"/>
    </style:style>
    <style:style style:name="P21" style:family="paragraph">
      <style:paragraph-properties>
        <style:tab-stops>
          <style:tab-stop style:position="6.002cm"/>
          <style:tab-stop style:position="9.486cm"/>
          <style:tab-stop style:position="13.003cm"/>
        </style:tab-stops>
      </style:paragraph-properties>
      <style:text-properties fo:language="ru" fo:country="RU"/>
    </style:style>
    <style:style style:name="P22" style:family="paragraph">
      <style:paragraph-properties fo:margin-top="0cm" fo:margin-bottom="0cm">
        <style:tab-stops>
          <style:tab-stop style:position="6.002cm"/>
          <style:tab-stop style:position="9.486cm"/>
          <style:tab-stop style:position="13.003cm"/>
        </style:tab-stops>
      </style:paragraph-properties>
      <style:text-properties fo:language="ru" fo:country="RU"/>
    </style:style>
    <style:style style:name="P23" style:family="paragraph">
      <style:paragraph-properties fo:margin-top="0cm" fo:margin-bottom="0.4cm" style:writing-mode="lr-tb">
        <style:tab-stops>
          <style:tab-stop style:position="6.002cm"/>
          <style:tab-stop style:position="9.486cm"/>
          <style:tab-stop style:position="13.003cm"/>
        </style:tab-stops>
      </style:paragraph-properties>
      <style:text-properties fo:language="ru" fo:country="RU"/>
    </style:style>
    <style:style style:name="P24" style:family="paragraph">
      <style:paragraph-properties fo:text-align="center" style:writing-mode="lr-tb"/>
      <style:text-properties fo:font-size="18pt" fo:language="ru" fo:country="RU" style:font-size-asian="18pt" style:font-size-complex="18pt"/>
    </style:style>
    <style:style style:name="P25" style:family="paragraph">
      <loext:graphic-properties draw:fill-color="#f0e6ff" draw:opacity="100%"/>
      <style:paragraph-properties fo:text-align="center" style:writing-mode="lr-tb"/>
      <style:text-properties fo:font-size="18pt" fo:language="ru" fo:country="RU" style:font-size-asian="18pt" style:font-size-complex="18pt"/>
    </style:style>
    <style:style style:name="P26" style:family="paragraph">
      <style:paragraph-properties fo:text-align="start" style:writing-mode="lr-tb"/>
      <style:text-properties fo:font-size="14pt" fo:language="ru" fo:country="RU" style:font-size-asian="14pt" style:font-size-complex="14pt"/>
    </style:style>
    <style:style style:name="P27" style:family="paragraph">
      <loext:graphic-properties draw:fill-color="#cccccc" draw:opacity="100%" draw:fill-image-width="0cm" draw:fill-image-height="0cm"/>
      <style:paragraph-properties fo:text-align="start" style:writing-mode="lr-tb"/>
      <style:text-properties fo:font-size="14pt" fo:language="ru" fo:country="RU" style:font-size-asian="14pt" style:font-size-complex="14pt"/>
    </style:style>
    <style:style style:name="P28" style:family="paragraph">
      <style:paragraph-properties fo:text-align="start" style:writing-mode="lr-tb"/>
      <style:text-properties fo:font-size="14pt" fo:language="ru" fo:country="RU" style:font-size-asian="16pt" style:font-size-complex="16pt"/>
    </style:style>
    <style:style style:name="P29" style:family="paragraph">
      <loext:graphic-properties draw:fill-color="#cfe7f5" draw:opacity="50%"/>
      <style:paragraph-properties fo:text-align="start" style:writing-mode="lr-tb"/>
      <style:text-properties fo:font-size="14pt" fo:language="ru" fo:country="RU" style:font-size-asian="16pt" style:font-size-complex="16pt"/>
    </style:style>
    <style:style style:name="P30" style:family="paragraph">
      <style:paragraph-properties fo:text-align="center" style:writing-mode="lr-tb"/>
      <style:text-properties fo:font-size="10pt" fo:language="ru" fo:country="RU" style:font-size-asian="10pt" style:font-size-complex="10pt"/>
    </style:style>
    <style:style style:name="P31" style:family="paragraph">
      <loext:graphic-properties draw:fill-color="#f0e6ff"/>
      <style:paragraph-properties fo:text-align="center" style:writing-mode="lr-tb"/>
      <style:text-properties fo:font-size="10pt" fo:language="ru" fo:country="RU" style:font-size-asian="10pt" style:font-size-complex="10pt"/>
    </style:style>
    <style:style style:name="P32" style:family="paragraph">
      <style:paragraph-properties fo:text-align="center" style:writing-mode="lr-tb"/>
      <style:text-properties fo:font-size="12pt" fo:language="ru" fo:country="RU" style:font-size-asian="12pt" style:font-size-complex="12pt"/>
    </style:style>
    <style:style style:name="P33" style:family="paragraph">
      <loext:graphic-properties draw:fill-color="#ffffff"/>
      <style:paragraph-properties fo:text-align="center" style:writing-mode="lr-tb"/>
      <style:text-properties fo:font-size="12pt" fo:language="ru" fo:country="RU" style:font-size-asian="12pt" style:font-size-complex="12pt"/>
    </style:style>
    <style:style style:name="P34" style:family="paragraph">
      <loext:graphic-properties draw:fill-color="#ffffcc"/>
      <style:paragraph-properties fo:text-align="center" style:writing-mode="lr-tb"/>
      <style:text-properties fo:font-size="12pt" fo:language="ru" fo:country="RU" style:font-size-asian="12pt" style:font-size-complex="12pt"/>
    </style:style>
    <style:style style:name="P35" style:family="paragraph">
      <style:paragraph-properties fo:text-align="center" style:writing-mode="lr-tb"/>
      <style:text-properties fo:font-size="13pt" fo:language="ru" fo:country="RU" style:font-size-asian="13pt" style:font-size-complex="13pt"/>
    </style:style>
    <style:style style:name="P36" style:family="paragraph">
      <loext:graphic-properties draw:fill-color="#ffffcc"/>
      <style:paragraph-properties fo:text-align="center" style:writing-mode="lr-tb"/>
      <style:text-properties fo:font-size="13pt" fo:language="ru" fo:country="RU" style:font-size-asian="13pt" style:font-size-complex="13pt"/>
    </style:style>
    <style:style style:name="P37" style:family="paragraph">
      <style:paragraph-properties fo:text-align="start" style:writing-mode="lr-tb"/>
      <style:text-properties fo:color="#000033" loext:opacity="100%" style:font-name="Liberation Sans" fo:font-size="44pt" fo:language="ru" fo:country="RU" style:letter-kerning="true" style:font-name-asian="Droid Sans Fallback3" style:font-size-asian="44pt" style:font-name-complex="FreeSans4" style:font-size-complex="44pt"/>
    </style:style>
    <style:style style:name="P38" style:family="paragraph">
      <style:paragraph-properties fo:margin-top="0cm" fo:margin-bottom="0.4cm">
        <style:tab-stops>
          <style:tab-stop style:position="8.486cm"/>
        </style:tab-stops>
      </style:paragraph-properties>
      <style:text-properties fo:language="ru" fo:country="RU"/>
    </style:style>
    <style:style style:name="P39" style:family="paragraph">
      <style:paragraph-properties fo:margin-top="0cm" fo:margin-bottom="0.5cm">
        <style:tab-stops>
          <style:tab-stop style:position="8.486cm"/>
        </style:tab-stops>
      </style:paragraph-properties>
      <style:text-properties fo:language="ru" fo:country="RU"/>
    </style:style>
    <style:style style:name="P40" style:family="paragraph">
      <style:paragraph-properties>
        <style:tab-stops>
          <style:tab-stop style:position="8.486cm"/>
        </style:tab-stops>
      </style:paragraph-properties>
      <style:text-properties fo:language="ru" fo:country="RU"/>
    </style:style>
    <style:style style:name="P41" style:family="paragraph">
      <style:paragraph-properties>
        <style:tab-stops>
          <style:tab-stop style:position="5.9cm"/>
          <style:tab-stop style:position="6.006cm"/>
        </style:tab-stops>
      </style:paragraph-properties>
      <style:text-properties fo:language="ru" fo:country="RU"/>
    </style:style>
    <style:style style:name="P42" style:family="paragraph">
      <style:paragraph-properties fo:margin-top="0cm" fo:margin-bottom="0.4cm" style:writing-mode="lr-tb">
        <style:tab-stops>
          <style:tab-stop style:position="8.486cm"/>
        </style:tab-stops>
      </style:paragraph-properties>
      <style:text-properties fo:language="ru" fo:country="RU"/>
    </style:style>
    <style:style style:name="P43" style:family="paragraph">
      <loext:graphic-properties draw:fill="none"/>
      <style:paragraph-properties fo:text-align="start" style:writing-mode="lr-tb"/>
      <style:text-properties style:font-name="Liberation Mono" fo:font-size="18pt" fo:language="ru" fo:country="RU"/>
    </style:style>
    <style:style style:name="P44" style:family="paragraph">
      <style:paragraph-properties fo:margin-top="0cm" fo:margin-bottom="0.5cm"/>
      <style:text-properties fo:language="ru" fo:country="RU"/>
    </style:style>
    <style:style style:name="P45" style:family="paragraph">
      <style:paragraph-properties fo:margin-top="0cm" fo:margin-bottom="0.2cm"/>
      <style:text-properties fo:language="ru" fo:country="RU"/>
    </style:style>
    <style:style style:name="P46" style:family="paragraph">
      <style:paragraph-properties fo:margin-left="0cm" fo:margin-right="0cm" fo:margin-top="0cm" fo:margin-bottom="0.2cm" fo:text-indent="0cm"/>
      <style:text-properties fo:language="ru" fo:country="RU" fo:hyphenate="false" loext:hyphenation-no-caps="false"/>
    </style:style>
    <style:style style:name="P47" style:family="paragraph">
      <style:paragraph-properties fo:margin-top="0cm" fo:margin-bottom="0.4cm">
        <style:tab-stops>
          <style:tab-stop style:position="9.993cm"/>
        </style:tab-stops>
      </style:paragraph-properties>
      <style:text-properties fo:language="ru" fo:country="RU"/>
    </style:style>
    <style:style style:name="P48" style:family="paragraph">
      <style:paragraph-properties fo:margin-top="0cm" fo:margin-bottom="0.5cm">
        <style:tab-stops>
          <style:tab-stop style:position="9.993cm"/>
        </style:tab-stops>
      </style:paragraph-properties>
      <style:text-properties fo:language="ru" fo:country="RU"/>
    </style:style>
    <style:style style:name="P49" style:family="paragraph">
      <style:paragraph-properties fo:margin-top="0cm" fo:margin-bottom="0.4cm" style:writing-mode="lr-tb">
        <style:tab-stops>
          <style:tab-stop style:position="9.993cm"/>
        </style:tab-stops>
      </style:paragraph-properties>
      <style:text-properties fo:language="ru" fo:country="RU"/>
    </style:style>
    <style:style style:name="P50" style:family="paragraph">
      <style:paragraph-properties fo:text-align="center" style:writing-mode="lr-tb"/>
      <style:text-properties fo:font-size="20pt" fo:language="ru" fo:country="RU" style:font-size-asian="20pt" style:font-size-complex="20pt"/>
    </style:style>
    <style:style style:name="P51" style:family="paragraph">
      <loext:graphic-properties draw:fill-color="#ffffff"/>
      <style:paragraph-properties fo:text-align="center" style:writing-mode="lr-tb"/>
      <style:text-properties fo:font-size="20pt" fo:language="ru" fo:country="RU" style:font-size-asian="20pt" style:font-size-complex="20pt"/>
    </style:style>
    <style:style style:name="P52" style:family="paragraph">
      <style:paragraph-properties fo:text-align="center"/>
      <style:text-properties fo:language="ru" fo:country="RU"/>
    </style:style>
    <style:style style:name="P53" style:family="paragraph">
      <style:paragraph-properties fo:text-align="center" style:writing-mode="lr-tb"/>
      <style:text-properties style:font-name="Liberation Serif3" fo:font-size="18pt" fo:language="ru" fo:country="RU" style:font-size-asian="18pt" style:font-size-complex="18pt"/>
    </style:style>
    <style:style style:name="P54" style:family="paragraph">
      <style:paragraph-properties fo:margin-top="0cm" fo:margin-bottom="0.2cm">
        <style:tab-stops>
          <style:tab-stop style:position="9.993cm"/>
        </style:tab-stops>
      </style:paragraph-properties>
      <style:text-properties fo:language="ru" fo:country="RU"/>
    </style:style>
    <style:style style:name="P55" style:family="paragraph">
      <style:paragraph-properties>
        <style:tab-stops>
          <style:tab-stop style:position="9.993cm"/>
        </style:tab-stops>
      </style:paragraph-properties>
      <style:text-properties fo:language="ru" fo:country="RU"/>
    </style:style>
    <style:style style:name="P56" style:family="paragraph">
      <style:paragraph-properties fo:text-align="center" style:writing-mode="lr-tb"/>
      <style:text-properties fo:language="ru" fo:country="RU"/>
    </style:style>
    <style:style style:name="P57" style:family="paragraph">
      <style:paragraph-properties fo:text-align="center" style:writing-mode="lr-tb"/>
      <style:text-properties style:font-name="Liberation Serif2" fo:language="ru" fo:country="RU"/>
    </style:style>
    <style:style style:name="P58" style:family="paragraph">
      <loext:graphic-properties draw:fill="none" draw:fill-color="#ffffff"/>
      <style:paragraph-properties style:writing-mode="lr-tb"/>
      <style:text-properties style:font-name="Liberation Serif2" fo:font-size="18pt" fo:language="ru" fo:country="RU"/>
    </style:style>
    <style:style style:name="P59" style:family="paragraph">
      <style:paragraph-properties fo:margin-left="2cm" fo:margin-right="0cm" fo:text-align="center" fo:text-indent="0cm"/>
      <style:text-properties fo:language="ru" fo:country="RU"/>
    </style:style>
    <style:style style:name="P60" style:family="paragraph">
      <loext:graphic-properties draw:fill-color="#ffffcc"/>
      <style:paragraph-properties fo:margin-left="2cm" fo:margin-right="0cm" fo:text-align="center" fo:text-indent="0cm" style:writing-mode="lr-tb"/>
      <style:text-properties fo:font-size="12pt" fo:language="ru" fo:country="RU" style:font-size-asian="12pt" style:font-size-complex="12pt"/>
    </style:style>
    <style:style style:name="P61" style:family="paragraph">
      <style:paragraph-properties fo:margin-left="0cm" fo:margin-right="0cm" fo:margin-top="0cm" fo:margin-bottom="0.5cm" fo:text-indent="0cm"/>
      <style:text-properties fo:language="ru" fo:country="RU"/>
    </style:style>
    <style:style style:name="P62" style:family="paragraph">
      <loext:graphic-properties draw:fill-color="#ffffff"/>
      <style:text-properties fo:language="ru" fo:country="RU"/>
    </style:style>
    <style:style style:name="P63" style:family="paragraph">
      <loext:graphic-properties draw:fill-color="#ffffff"/>
      <style:paragraph-properties style:writing-mode="lr-tb"/>
      <style:text-properties fo:language="ru" fo:country="RU"/>
    </style:style>
    <style:style style:name="P64" style:family="paragraph">
      <style:paragraph-properties fo:margin-top="0cm" fo:margin-bottom="0.5cm" style:writing-mode="lr-tb"/>
      <style:text-properties fo:language="ru" fo:country="RU"/>
    </style:style>
    <style:style style:name="P65" style:family="paragraph">
      <style:paragraph-properties fo:margin-left="0cm" fo:margin-right="0cm" fo:text-indent="0cm" style:writing-mode="lr-tb"/>
      <style:text-properties fo:language="ru" fo:country="RU"/>
    </style:style>
    <style:style style:name="P66" style:family="paragraph">
      <loext:graphic-properties draw:fill-color="#ffffff"/>
      <style:paragraph-properties fo:margin-left="0cm" fo:margin-right="0cm" fo:text-indent="0cm" style:writing-mode="lr-tb"/>
      <style:text-properties fo:font-size="14pt" fo:language="ru" fo:country="RU"/>
    </style:style>
    <style:style style:name="P67" style:family="paragraph">
      <style:paragraph-properties fo:margin-top="0cm" fo:margin-bottom="0.2cm">
        <style:tab-stops>
          <style:tab-stop style:position="7.989cm"/>
        </style:tab-stops>
      </style:paragraph-properties>
      <style:text-properties fo:language="ru" fo:country="RU"/>
    </style:style>
    <style:style style:name="P68" style:family="paragraph">
      <style:paragraph-properties fo:margin-left="0cm" fo:margin-right="0cm" fo:margin-top="0cm" fo:margin-bottom="0.2cm" fo:text-align="start" fo:text-indent="-0.6cm"/>
      <style:text-properties fo:language="ru" fo:country="RU"/>
    </style:style>
    <style:style style:name="P69" style:family="paragraph">
      <loext:graphic-properties draw:fill-color="#ffffff"/>
      <style:paragraph-properties style:writing-mode="lr-tb"/>
      <style:text-properties fo:font-size="14pt" fo:language="ru" fo:country="RU" style:font-size-asian="14pt" style:font-size-complex="14pt"/>
    </style:style>
    <style:style style:name="T1" style:family="text">
      <style:text-properties fo:color="#ffffff" loext:opacity="100%" style:font-name="Liberation Sans3" fo:font-size="32pt" style:font-size-asian="32pt" style:font-size-complex="32pt"/>
    </style:style>
    <style:style style:name="T2" style:family="text">
      <style:text-properties fo:color="#ffffff" loext:opacity="100%" style:font-name="Liberation Sans3"/>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font-weight="bold" style:font-size-asian="14pt" style:font-weight-asian="bold" style:font-size-complex="14pt" style:font-weight-complex="bold"/>
    </style:style>
    <style:style style:name="T5" style:family="text">
      <style:text-properties style:font-name="Liberation Sans1" fo:font-size="14pt" style:font-name-asian="Liberation Sans1" style:font-size-asian="14pt" style:font-name-complex="Liberation Sans1" style:font-size-complex="14pt"/>
    </style:style>
    <style:style style:name="T6" style:family="text">
      <style:text-properties fo:font-size="14pt" style:font-size-asian="14pt" style:font-size-complex="14pt"/>
    </style:style>
    <style:style style:name="T7" style:family="text">
      <style:text-properties style:font-name="Liberation Sans2" fo:font-size="14pt" style:font-name-asian="Liberation Sans2" style:font-size-asian="14pt" style:font-name-complex="Liberation Sans2"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color="#000000" loext:opacity="100%"/>
    </style:style>
    <style:style style:name="T10" style:family="text">
      <style:text-properties fo:color="#000000" loext:opacity="100%" style:font-name="Liberation Serif" fo:font-size="28pt" style:font-name-asian="Liberation Serif" style:font-size-asian="28pt" style:font-name-complex="Liberation Serif" style:font-size-complex="28pt"/>
    </style:style>
    <style:style style:name="T11" style:family="text">
      <style:text-properties style:font-name="Liberation Mono" fo:font-size="18pt" style:font-size-asian="18pt" style:font-size-complex="18pt"/>
    </style:style>
    <style:style style:name="T12" style:family="text">
      <style:text-properties style:font-name="Liberation Serif2" fo:font-size="22pt" style:font-size-asian="22pt" style:font-size-complex="22pt"/>
    </style:style>
    <style:style style:name="T13" style:family="text">
      <style:text-properties style:font-name="Liberation Serif3"/>
    </style:style>
    <style:style style:name="T14"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Droid Sans Fallback3"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fo:font-size="14pt" style:text-underline-style="solid" style:text-underline-width="auto" style:text-underline-color="font-color" style:font-size-asian="14pt" style:font-size-complex="14pt"/>
    </style:style>
    <style:style style:name="T16" style:family="text">
      <style:text-properties style:font-name="Liberation Serif2" fo:font-size="28pt" style:font-size-asian="28pt" style:font-size-complex="28pt"/>
    </style:style>
    <style:style style:name="T17" style:family="text">
      <style:text-properties style:font-name="Liberation Serif3" fo:font-size="22pt" style:font-size-asian="22pt" style:font-size-complex="22pt"/>
    </style:style>
    <style:style style:name="T18" style:family="text">
      <style:text-properties style:font-name="Liberation Serif3" fo:font-size="22pt" style:font-name-asian="Symbola2" style:font-size-asian="22pt" style:font-name-complex="Symbola2" style:font-size-complex="22pt"/>
    </style:style>
    <style:style style:name="T19" style:family="text">
      <style:text-properties fo:font-size="18pt" style:font-size-asian="18pt" style:font-size-complex="18pt"/>
    </style:style>
    <style:style style:name="T20" style:family="text">
      <style:text-properties fo:font-size="16pt" style:font-size-asian="16pt" style:font-size-complex="16pt"/>
    </style:style>
    <style:style style:name="T21" style:family="text">
      <style:text-properties fo:font-size="10pt" style:font-size-asian="10pt" style:font-size-complex="10pt"/>
    </style:style>
    <style:style style:name="T22" style:family="text">
      <style:text-properties fo:font-size="12pt" style:font-size-asian="12pt" style:font-size-complex="12pt"/>
    </style:style>
    <style:style style:name="T23" style:family="text">
      <style:text-properties fo:font-size="13pt" style:font-size-asian="13pt" style:font-size-complex="13pt"/>
    </style:style>
    <style:style style:name="T24" style:family="text">
      <style:text-properties fo:color="#000033" loext:opacity="100%" style:font-name="Liberation Sans" fo:font-size="44pt" style:letter-kerning="true" style:font-name-asian="Droid Sans Fallback3" style:font-size-asian="44pt" style:font-name-complex="FreeSans4" style:font-size-complex="44pt"/>
    </style:style>
    <style:style style:name="T25" style:family="text">
      <style:text-properties fo:color="#000000" loext:opacity="100%" style:font-name="Liberation Mono" fo:font-size="18pt" style:font-size-asian="18pt" style:font-size-complex="18pt"/>
    </style:style>
    <style:style style:name="T26" style:family="text">
      <style:text-properties fo:color="#000000" loext:opacity="100%" style:font-name="Liberation Serif2" fo:font-size="22pt" style:font-size-asian="22pt" style:font-size-complex="22pt"/>
    </style:style>
    <style:style style:name="T27" style:family="text">
      <style:text-properties fo:color="#000000" loext:opacity="100%" style:font-name="Liberation Serif3" fo:font-size="28pt" style:font-size-asian="28pt" style:font-size-complex="28pt"/>
    </style:style>
    <style:style style:name="T28" style:family="text">
      <style:text-properties fo:color="#000000" loext:opacity="100%" style:font-name="Liberation Serif3" fo:font-size="22pt" style:font-size-asian="22pt" style:font-size-complex="22pt"/>
    </style:style>
    <style:style style:name="T29" style:family="text">
      <style:text-properties style:font-name="Liberation Mono" fo:font-size="18pt"/>
    </style:style>
    <style:style style:name="T30" style:family="text">
      <style:text-properties fo:font-size="22pt" style:font-size-asian="22pt" style:font-size-complex="22pt"/>
    </style:style>
    <style:style style:name="T31" style:family="text">
      <style:text-properties fo:font-size="28pt" style:font-size-asian="28pt" style:font-size-complex="28pt"/>
    </style:style>
    <style:style style:name="T32" style:family="text">
      <style:text-properties fo:font-variant="normal" fo:text-transform="none" style:use-window-font-color="true" loext:opacity="0%" style:text-outline="false" style:text-line-through-style="none" style:text-line-through-type="none" style:font-name="Liberation Serif2" fo:font-size="22pt" fo:font-style="normal" fo:text-shadow="none" style:text-underline-style="none" fo:font-weight="normal" style:letter-kerning="true" style:font-name-asian="Droid Sans Fallback3" style:font-size-asian="22pt" style:font-style-asian="normal" style:font-weight-asian="normal" style:font-name-complex="FreeSans4"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3"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34" style:family="text">
      <style:text-properties style:font-name="Liberation Mono" fo:font-size="18pt" fo:font-style="normal" style:font-size-asian="18pt" style:font-style-asian="normal" style:font-size-complex="18pt" style:font-style-complex="normal"/>
    </style:style>
    <style:style style:name="T35" style:family="text">
      <style:text-properties style:font-name="Liberation Mono" fo:font-size="18pt" fo:font-style="italic" style:font-size-asian="18pt" style:font-style-asian="italic" style:font-size-complex="18pt" style:font-style-complex="italic"/>
    </style:style>
    <style:style style:name="T36" style:family="text">
      <style:text-properties style:font-name="Liberation Serif3" fo:font-size="28pt" style:font-size-asian="28pt" style:font-size-complex="28pt"/>
    </style:style>
    <style:style style:name="T37" style:family="text">
      <style:text-properties fo:font-size="20pt" style:font-size-asian="20pt" style:font-size-complex="20pt"/>
    </style:style>
    <style:style style:name="T38" style:family="text">
      <style:text-properties style:font-name="Liberation Serif3" fo:font-size="18pt" style:font-size-asian="18pt" style:font-size-complex="18pt"/>
    </style:style>
    <style:style style:name="T39" style:family="text">
      <style:text-properties fo:color="#000000" loext:opacity="100%" style:font-name="Liberation Mono" fo:font-size="18pt" fo:font-style="italic" style:font-size-asian="18pt" style:font-style-asian="italic" style:font-size-complex="18pt" style:font-style-complex="italic"/>
    </style:style>
    <style:style style:name="T40" style:family="text">
      <style:text-properties fo:color="#0066cc" loext:opacity="100%" style:font-name="Liberation Mono" fo:font-size="18pt" fo:font-style="normal" style:font-size-asian="18pt" style:font-style-asian="normal" style:font-size-complex="18pt" style:font-style-complex="normal"/>
    </style:style>
    <style:style style:name="T41" style:family="text">
      <style:text-properties fo:color="#0066cc" loext:opacity="100%" style:font-name="Liberation Mono" fo:font-size="18pt" style:font-size-asian="18pt" style:font-size-complex="18pt"/>
    </style:style>
    <style:style style:name="T42" style:family="text">
      <style:text-properties style:font-name="Liberation Serif2"/>
    </style:style>
    <style:style style:name="T43" style:family="text">
      <style:text-properties style:font-name="Liberation Serif2" fo:font-size="18pt"/>
    </style:style>
    <style:style style:name="T44" style:family="text">
      <style:text-properties fo:font-size="14pt" fo:font-style="normal" style:font-size-asian="14pt" style:font-style-asian="normal" style:font-size-complex="14pt" style:font-style-complex="normal"/>
    </style:style>
    <style:style style:name="T45" style:family="text">
      <style:text-properties fo:color="#000000" loext:opacity="100%" fo:language="ru" fo:country="RU"/>
    </style:style>
    <style:style style:name="T46" style:family="text">
      <style:text-properties style:font-name="Liberation Serif2" style:font-name-asian="Liberation Serif1" style:font-name-complex="Liberation Serif1"/>
    </style:style>
    <style:style style:name="T47" style:family="text">
      <style:text-properties fo:font-size="14pt"/>
    </style:style>
    <style:style style:name="T48" style:family="text">
      <style:text-properties style:font-name="Liberation Sans2" fo:font-size="14pt" style:font-name-asian="Liberation Sans2" style:font-name-complex="Liberation Sans2"/>
    </style:style>
    <style:style style:name="T49" style:family="text">
      <style:text-properties style:font-name="Liberation Sans" fo:font-size="14pt" style:font-name-asian="Liberation Sans2" style:font-name-complex="Liberation Sans2"/>
    </style:style>
    <style:style style:name="T50" style:family="text">
      <style:text-properties fo:font-variant="normal" fo:text-transform="none" style:use-window-font-color="true" loext:opacity="0%" style:text-outline="false" style:text-line-through-style="none" style:text-line-through-type="none" style:font-name="Liberation Serif2" fo:font-size="28pt" fo:font-style="normal" fo:text-shadow="none" style:text-underline-style="none" fo:font-weight="normal" style:letter-kerning="true" style:font-name-asian="Droid Sans Fallback3" style:font-size-asian="28pt" style:font-style-asian="normal" style:font-weight-asian="normal" style:font-name-complex="FreeSans4" style:font-size-complex="2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Mono" fo:font-size="24pt" fo:font-style="normal" fo:text-shadow="none" style:text-underline-style="none" fo:font-weight="normal" style:letter-kerning="true" style:font-name-asian="Droid Sans Fallback3" style:font-size-asian="24pt" style:font-style-asian="normal" style:font-weight-asian="normal" style:font-name-complex="FreeSans4" style:font-size-complex="24pt" style:font-style-complex="normal" style:font-weight-complex="normal" style:text-emphasize="none" style:font-relief="none" style:text-overline-style="none" style:text-overline-color="font-color"/>
    </style:style>
    <style:style style:name="T52" style:family="text">
      <style:text-properties fo:font-size="14pt" fo:font-style="italic" style:font-size-asian="14pt" style:font-style-asian="italic" style:font-size-complex="14pt" style:font-style-complex="italic"/>
    </style:style>
    <style:style style:name="T53" style:family="text">
      <style:text-properties fo:background-color="transparent"/>
    </style:style>
    <style:style style:name="T54" style:family="text">
      <style:text-properties style:font-name="Liberation Serif1" fo:background-color="transparent" style:font-name-asian="Liberation Serif1" style:font-name-complex="Liberation Serif1"/>
    </style:style>
    <style:style style:name="T55" style:family="text">
      <style:text-properties style:font-name="Liberation Serif2" fo:background-color="transparent" style:font-name-asian="Liberation Serif1" style:font-name-complex="Liberation Serif1"/>
    </style:style>
    <style:style style:name="T56" style:family="text">
      <style:text-properties fo:font-variant="normal" fo:text-transform="none" fo:color="#000000" loext:opacity="100%" style:text-outline="false" style:text-line-through-style="none" style:text-line-through-type="none" style:font-name="Liberation Serif2" fo:font-size="28pt" fo:font-style="normal" fo:text-shadow="none" style:text-underline-style="none" fo:font-weight="normal" style:letter-kerning="true" fo:background-color="transparent" style:font-name-asian="Droid Sans Fallback3" style:font-size-asian="28pt" style:font-style-asian="normal" style:font-weight-asian="normal" style:font-name-complex="FreeSans4" style:font-size-complex="28pt" style:font-style-complex="normal" style:font-weight-complex="normal" style:text-emphasize="none" style:font-relief="none" style:text-overline-style="none" style:text-overline-color="font-color"/>
    </style:style>
    <style:style style:name="T57" style:family="text">
      <style:text-properties fo:color="#000000" loext:opacity="100%" fo:font-size="26pt" style:font-size-asian="26pt" style:font-size-complex="26pt"/>
    </style:style>
    <style:style style:name="T58" style:family="text">
      <style:text-properties fo:font-variant="normal" fo:text-transform="none" fo:color="#000000" loext:opacity="100%" style:text-outline="false" style:text-line-through-style="none" style:text-line-through-type="none" style:font-name="Liberation Serif2" fo:font-size="26pt" fo:font-style="normal" fo:text-shadow="none" style:text-underline-style="none" fo:font-weight="normal" style:letter-kerning="true" style:font-name-asian="Droid Sans Fallback3" style:font-size-asian="26pt" style:font-style-asian="normal" style:font-weight-asian="normal" style:font-name-complex="FreeSans4" style:font-size-complex="26pt" style:font-style-complex="normal" style:font-weight-complex="normal" style:text-emphasize="none" style:font-relief="none" style:text-overline-style="none" style:text-overline-color="font-color"/>
    </style:style>
    <style:style style:name="T59"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7">
      <text:list-level-style-number text:level="1" style:num-suffix="." style:num-format="1">
        <style:list-level-properties text:min-label-width="1.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Управление доступом</text:span><text:span text:style-name="T2"><text:line-break/></text:span><text:span text:style-name="T2">Привилегии</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text:span><text:span text:style-name="T6">Баштанов</text:span></text:p>
              <text:p text:style-name="P5"><text:span text:style-name="T7">Фото: Олег Бартунов (монастырь Пху и пик </text:span><text:span text:style-name="T7">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text:span><text:span text:style-name="T6">курса (презентации, демонстрации) разрешается </text:span><text:span text:style-name="T6">без ограничений. Коммерческое использование </text:span><text:span text:style-name="T6">возможно только с письменного разрешения </text:span><text:span text:style-name="T6">компании Postgres Professional. Запрещается </text:span><text:span text:style-name="T6">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text:span><text:span text:style-name="T6">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text:span><text:span text:style-name="T6">ответственности за любые повреждения и </text:span><text:span text:style-name="T6">убытки, включая потерю дохода, нанесенные </text:span><text:span text:style-name="T6">прямым или непрямым, специальным или </text:span><text:span text:style-name="T6">случайным использованием материалов курса. </text:span><text:span text:style-name="T6">Компания Postgres Professional не предоставляет </text:span><text:span text:style-name="T6">каких-либо гарантий на материалы курса. </text:span><text:span text:style-name="T6">Материалы курса предоставляются на основе </text:span><text:span text:style-name="T6">принципа «как есть» и компания Postgres </text:span><text:span text:style-name="T6">Professional не обязана предоставлять </text:span><text:span text:style-name="T6">сопровождение, поддержку, обновления, </text:span><text:span text:style-name="T6">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Темы</text:p>
          </draw:text-box>
        </draw:frame>
        <draw:frame presentation:style-name="pr4" draw:text-style-name="P9" draw:layer="layout" svg:width="25.6cm" svg:height="14.4cm" svg:x="1.2cm" svg:y="4.8cm" presentation:class="outline" presentation:user-transformed="true">
          <draw:text-box>
            <text:list text:style-name="L3">
              <text:list-item>
                <text:p text:style-name="P8">Привилегии</text:p>
              </text:list-item>
              <text:list-item>
                <text:p text:style-name="P8">Управление привилегиями</text:p>
              </text:list-item>
              <text:list-item>
                <text:p text:style-name="P8">Передача права</text:p>
              </text:list-item>
              <text:list-item>
                <text:p text:style-name="P8">Представления</text:p>
              </text:list-item>
              <text:list-item>
                <text:p text:style-name="P8">Подпрограммы</text:p>
              </text:list-item>
              <text:list-item>
                <text:p text:style-name="P8">Права по умолчанию</text:p>
              </text:list-item>
              <text:list-item>
                <text:p text:style-name="P8"/>
              </text:list-item>
              <text:list-item>
                <text:p text:style-name="P8"/>
              </text:list-item>
              <text:list-item>
                <text:p text:style-name="P8"/>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_5f_"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 text:style-name="P8"><text:span text:style-name="T9">Таблицы и </text:span><text:span text:style-name="T9">представления</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12"><text:span text:style-name="T10">Привилегии для т</text:span>аблиц и представлений</text:p>
                <text:list>
                  <text:list-item>
                    <text:p text:style-name="P13"><text:span text:style-name="T11">SELECT</text:span><text:span text:style-name="T11"><text:tab/></text:span><text:span text:style-name="T12">чтение данных</text:span></text:p>
                  </text:list-item>
                  <text:list-item>
                    <text:p text:style-name="P13"><text:span text:style-name="T11">INSERT</text:span><text:span text:style-name="T11"><text:tab/></text:span><text:span text:style-name="T12">вставка строк</text:span></text:p>
                  </text:list-item>
                  <text:list-item>
                    <text:p text:style-name="P13"><text:span text:style-name="T11">UPDATE</text:span><text:span text:style-name="T11"><text:tab/></text:span><text:span text:style-name="T12">изменение строк</text:span></text:p>
                  </text:list-item>
                  <text:list-item>
                    <text:p text:style-name="P13"><text:span text:style-name="T11">REFERENCES</text:span><text:span text:style-name="T11"><text:tab/></text:span><text:span text:style-name="T12">внешний ключ (для таблиц)</text:span></text:p>
                  </text:list-item>
                  <text:list-item>
                    <text:p text:style-name="P13"><text:span text:style-name="T11">DELETE</text:span><text:span text:style-name="T11"><text:tab/></text:span><text:span text:style-name="T12">удаление строк</text:span></text:p>
                  </text:list-item>
                  <text:list-item>
                    <text:p text:style-name="P13"><text:span text:style-name="T11">TRUNCATE</text:span><text:span text:style-name="T11"><text:tab/></text:span><text:span text:style-name="T12">опустошение (для таблиц)</text:span></text:p>
                  </text:list-item>
                  <text:list-item>
                    <text:p text:style-name="P14"><text:span text:style-name="T11">TRIGGER</text:span><text:span text:style-name="T11"><text:tab/></text:span><text:span text:style-name="T12">создание триггеров</text:span></text:p>
                  </text:list-item>
                  <text:list-item>
                    <text:p text:style-name="P14"><text:span text:style-name="T12"/></text:p>
                  </text:list-item>
                </text:list>
              </text:list-item>
            </text:list>
          </draw:text-box>
        </draw:frame>
        <draw:custom-shape draw:style-name="gr3" draw:text-style-name="P17" draw:layer="layout" svg:width="0.508cm" svg:height="3.834cm" svg:x="18.166cm" svg:y="8.004cm">
          <text:p text:style-name="P16"><text:span text:style-name="T13"><text:s text:c="54"/></text:span><text:span text:style-name="T13">можно на уровне столбцов</text:span></text:p>
          <draw:enhanced-geometry svg:viewBox="0 0 21600 21600" draw:mirror-horizontal="false" draw:mirror-vertical="false" draw:glue-points="0 0 0 21600 21600 10800" draw:text-areas="0 ?f9 7800 ?f10" draw:type="right-brace" draw:modifiers="2316.5628074778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2.1cm" svg:y="14.107cm" presentation:class="notes" presentation:user-transformed="true">
            <draw:text-box>
              <text:p text:style-name="P18"><text:span text:style-name="T14">Привилегии устанавливают связь между </text:span><text:span text:style-name="T14">субъектами (ролями) и объектами кластера. Они </text:span><text:span text:style-name="T14">определяют действия, доступные для ролей в </text:span><text:span text:style-name="T14">отношении этих объектов.</text:span></text:p>
              <text:p text:style-name="P18"><text:span text:style-name="T6">Список возможных привилегий отличается для </text:span><text:span text:style-name="T6">объектов различных типов. Привилегии для </text:span><text:span text:style-name="T6">основных объектов приведены на этом и </text:span><text:span text:style-name="T6">следующем слайдах.</text:span></text:p>
              <text:p text:style-name="P18"><text:span text:style-name="T6">Больше всего привилегий определено для таблиц </text:span><text:span text:style-name="T6">и представлений. Часть из них можно определить </text:span><text:span text:style-name="T6">не только для всего отношения, но и для </text:span><text:span text:style-name="T6">отдельных столбцов.</text:span></text:p>
              <text:p text:style-name="P18"><text:span text:style-name="T15"><text:a xlink:href="https://postgrespro.ru/docs/postgresql/16/ddl-priv" xlink:type="simple">https://postgrespro.ru/docs/postgresql/16/ddl-priv</text:a></text:span></text:p>
              <text:p text:style-name="P18"><text:span text:style-name="T15"><text:a xlink:href="https://postgrespro.ru/docs/postgresql/16/sql-grant" xlink:type="simple">https://postgrespro.ru/docs/postgresql/16/sql-grant</text:a></text:span></text:p>
              <text:p text:style-name="P18"><text:span text:style-name="T6"/></text:p>
            </draw:text-box>
          </draw:frame>
        </presentation:notes>
      </draw:page>
      <draw:page draw:name="page4" draw:style-name="dp1" draw:master-page-name="master_5f_"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 text:style-name="P8"><text:span text:style-name="T9">Другие объекты</text:span></text:p>
          </draw:text-box>
        </draw:frame>
        <draw:frame presentation:style-name="pr4" draw:text-style-name="P23" draw:layer="layout" svg:width="25.6cm" svg:height="14.4cm" svg:x="1.2cm" svg:y="4.8cm" presentation:class="outline" presentation:user-transformed="true">
          <draw:text-box>
            <text:list text:style-name="L3">
              <text:list-item>
                <text:p text:style-name="P19">Табличные пространства,<text:line-break/>базы данных, схемы</text:p>
                <text:list>
                  <text:list-item>
                    <text:p text:style-name="P20"/>
                  </text:list-item>
                  <text:list-item>
                    <text:p text:style-name="P20"/>
                  </text:list-item>
                  <text:list-item>
                    <text:p text:style-name="P20"/>
                  </text:list-item>
                  <text:list-item>
                    <text:p text:style-name="P20"/>
                  </text:list-item>
                </text:list>
              </text:list-item>
              <text:list-item>
                <text:p text:style-name="P21"><text:span text:style-name="T16"/></text:p>
              </text:list-item>
              <text:list-item>
                <text:p text:style-name="P19"><text:span text:style-name="T16">Последовательности</text:span></text:p>
                <text:list>
                  <text:list-item>
                    <text:p text:style-name="P22"><text:span text:style-name="T11">SELECT</text:span><text:span text:style-name="T11"><text:tab/></text:span><text:span text:style-name="T17">currval</text:span><text:span text:style-name="T18"><text:tab/></text:span><text:span text:style-name="T18"><text:tab/></text:span></text:p>
                  </text:list-item>
                  <text:list-item>
                    <text:p text:style-name="P22"><text:span text:style-name="T11">UPDATE</text:span><text:span text:style-name="T11"><text:tab/></text:span><text:span text:style-name="T17"> </text:span><text:span text:style-name="T17"><text:tab/></text:span><text:span text:style-name="T17">nextval</text:span><text:span text:style-name="T17"><text:tab/></text:span><text:span text:style-name="T17">setval</text:span></text:p>
                  </text:list-item>
                  <text:list-item>
                    <text:p text:style-name="P22"><text:span text:style-name="T11">USAGE</text:span><text:span text:style-name="T11"><text:tab/></text:span><text:span text:style-name="T17">currval</text:span><text:span text:style-name="T17"><text:tab/></text:span><text:span text:style-name="T17">nextval</text:span></text:p>
                  </text:list-item>
                </text:list>
              </text:list-item>
            </text:list>
          </draw:text-box>
        </draw:frame>
        <draw:custom-shape draw:style-name="gr4" draw:text-style-name="P25" draw:layer="layout" svg:width="8.636cm" svg:height="9.2cm" svg:x="17.083cm" svg:y="4.813cm">
          <text:p text:style-name="P24"><text:span text:style-name="T19">база данных</text:span></text:p>
          <draw:enhanced-geometry svg:viewBox="0 0 21600 21600" draw:mirror-horizontal="false" draw:mirror-vertical="false" draw:type="rectangle" draw:enhanced-path="M 0 0 L 21600 0 21600 21600 0 21600 0 0 Z N"/>
        </draw:custom-shape>
        <draw:custom-shape draw:style-name="gr5" draw:text-style-name="P27" draw:layer="layout" svg:width="2.818cm" svg:height="5.523cm" svg:x="18.102cm" svg:y="7.938cm">
          <text:p text:style-name="P26"><text:span text:style-name="T6">схем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7" draw:layer="layout" svg:width="2.818cm" svg:height="3.491cm" svg:x="21.803cm" svg:y="9.97cm">
          <text:p text:style-name="P26"><text:span text:style-name="T6">pg_te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9" draw:layer="layout" svg:width="14.478cm" svg:height="1.778cm" svg:x="12.257cm" svg:y="10.572cm">
          <text:p text:style-name="P28"><text:span text:style-name="T20">табл.</text:span></text:p>
          <text:p text:style-name="P28"><text:span text:style-name="T20">пр-в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1" draw:layer="layout" svg:width="1.95cm" svg:height="0.858cm" svg:x="18.618cm" svg:y="11.126cm">
          <text:p text:style-name="P30"><text:span text:style-name="T21">таблица</text:span></text:p>
          <draw:enhanced-geometry svg:viewBox="0 0 21600 21600" draw:mirror-horizontal="false" draw:mirror-vertical="false" draw:type="rectangle" draw:enhanced-path="M 0 0 L 21600 0 21600 21600 0 21600 0 0 Z N"/>
        </draw:custom-shape>
        <draw:custom-shape draw:style-name="gr9" draw:text-style-name="P31" draw:layer="layout" svg:width="1.943cm" svg:height="0.858cm" svg:x="18.518cm" svg:y="11.026cm">
          <text:p text:style-name="P30"><text:span text:style-name="T21">таблица</text:span></text:p>
          <draw:enhanced-geometry svg:viewBox="0 0 21600 21600" draw:mirror-horizontal="false" draw:mirror-vertical="false" draw:type="rectangle" draw:enhanced-path="M 0 0 L 21600 0 21600 21600 0 21600 0 0 Z N"/>
        </draw:custom-shape>
        <draw:custom-shape draw:style-name="gr10" draw:text-style-name="P33" draw:layer="layout" svg:width="1.944cm" svg:height="0.858cm" svg:x="18.418cm" svg:y="10.926cm">
          <text:p text:style-name="P32"><text:span text:style-name="T22">объект</text:span></text:p>
          <draw:enhanced-geometry svg:viewBox="0 0 21600 21600" draw:mirror-horizontal="false" draw:mirror-vertical="false" draw:type="rectangle" draw:enhanced-path="M 0 0 L 21600 0 21600 21600 0 21600 0 0 Z N"/>
        </draw:custom-shape>
        <draw:custom-shape draw:style-name="gr11" draw:text-style-name="P34" draw:layer="layout" svg:width="2.283cm" svg:height="1.57cm" svg:x="18.402cm" svg:y="8.778cm">
          <text:p text:style-name="P32"><text:span text:style-name="T22">CREATE</text:span></text:p>
          <text:p text:style-name="P32"><text:span text:style-name="T22">USAGE</text:span></text:p>
          <draw:enhanced-geometry svg:viewBox="0 0 21600 21600" draw:glue-points="10800 0 3160 3160 0 10800 3160 18440 10800 21600 18440 18440 21600 10800 18440 3160 ?f14 ?f15" draw:text-areas="3200 3200 18400 18400" draw:type="round-callout" draw:modifiers="9920.49036777583 29877.0210057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34" draw:layer="layout" svg:width="2.283cm" svg:height="0.871cm" svg:x="18.402cm" svg:y="6.5cm">
          <text:p text:style-name="P32"><text:span text:style-name="T22">CREATE</text:span></text:p>
          <draw:enhanced-geometry svg:viewBox="0 0 21600 21600" draw:glue-points="10800 0 3160 3160 0 10800 3160 18440 10800 21600 18440 18440 21600 10800 18440 3160 ?f14 ?f15" draw:text-areas="3200 3200 18400 18400" draw:type="round-callout" draw:modifiers="14469.3520140105 34133.94495412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31" draw:layer="layout" svg:width="1.95cm" svg:height="0.858cm" svg:x="22.319cm" svg:y="11.126cm">
          <text:p text:style-name="P30"><text:span text:style-name="T21">таблица</text:span></text:p>
          <draw:enhanced-geometry svg:viewBox="0 0 21600 21600" draw:mirror-horizontal="false" draw:mirror-vertical="false" draw:type="rectangle" draw:enhanced-path="M 0 0 L 21600 0 21600 21600 0 21600 0 0 Z N"/>
        </draw:custom-shape>
        <draw:custom-shape draw:style-name="gr9" draw:text-style-name="P31" draw:layer="layout" svg:width="1.943cm" svg:height="0.858cm" svg:x="22.219cm" svg:y="11.026cm">
          <text:p text:style-name="P30"><text:span text:style-name="T21">таблица</text:span></text:p>
          <draw:enhanced-geometry svg:viewBox="0 0 21600 21600" draw:mirror-horizontal="false" draw:mirror-vertical="false" draw:type="rectangle" draw:enhanced-path="M 0 0 L 21600 0 21600 21600 0 21600 0 0 Z N"/>
        </draw:custom-shape>
        <draw:custom-shape draw:style-name="gr10" draw:text-style-name="P33" draw:layer="layout" svg:width="1.944cm" svg:height="0.858cm" svg:x="22.119cm" svg:y="10.926cm">
          <text:p text:style-name="P32"><text:span text:style-name="T22">объект</text:span></text:p>
          <draw:enhanced-geometry svg:viewBox="0 0 21600 21600" draw:mirror-horizontal="false" draw:mirror-vertical="false" draw:type="rectangle" draw:enhanced-path="M 0 0 L 21600 0 21600 21600 0 21600 0 0 Z N"/>
        </draw:custom-shape>
        <draw:custom-shape draw:style-name="gr13" draw:text-style-name="P34" draw:layer="layout" svg:width="3.471cm" svg:height="0.871cm" svg:x="22.002cm" svg:y="8.5cm">
          <text:p text:style-name="P32"><text:span text:style-name="T22">TEMPORARY</text:span></text:p>
          <draw:enhanced-geometry svg:viewBox="0 0 21600 21600" draw:glue-points="10800 0 3160 3160 0 10800 3160 18440 10800 21600 18440 18440 21600 10800 18440 3160 ?f14 ?f15" draw:text-areas="3200 3200 18400 18400" draw:type="round-callout" draw:modifiers="6146.54377880184 59499.08256880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34" draw:layer="layout" svg:width="2.283cm" svg:height="0.871cm" svg:x="14.402cm" svg:y="11.002cm">
          <text:p text:style-name="P32"><text:span text:style-name="T22">CREATE</text:span></text:p>
          <draw:enhanced-geometry svg:viewBox="0 0 21600 21600" draw:glue-points="10800 0 3160 3160 0 10800 3160 18440 10800 21600 18440 18440 21600 10800 18440 3160 ?f14 ?f15" draw:text-areas="3200 3200 18400 18400" draw:type="round-callout" draw:modifiers="37317.6882661997 7480.733944954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36" draw:layer="layout" svg:width="2.794cm" svg:height="0.866cm" svg:x="22.551cm" svg:y="5.23cm">
          <text:p text:style-name="P35"><text:span text:style-name="T23">CONN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 presentation:class="page"/>
          <draw:frame presentation:style-name="pr5" draw:text-style-name="P10" draw:layer="layout" svg:width="16.799cm" svg:height="13.364cm" svg:x="2.1cm" svg:y="14.107cm" presentation:class="notes" presentation:user-transformed="true">
            <draw:text-box>
              <text:p text:style-name="P18"><text:span text:style-name="T6">Возможно, несколько неожиданный набор </text:span><text:span text:style-name="T6">привилегий имеют последовательности. Выбирая </text:span><text:span text:style-name="T6">нужные, можно разрешить или запретить доступ </text:span><text:span text:style-name="T6">к трем управляющим функциям.</text:span></text:p>
              <text:p text:style-name="P18"><text:span text:style-name="T6">Для табличных пространств есть привилегия </text:span><text:span text:style-name="T6">CREATE, разрешающая создание объектов в </text:span><text:span text:style-name="T6">этом пространстве.</text:span></text:p>
              <text:p text:style-name="P18"><text:span text:style-name="T6">Для баз данных привилегия CREATE разрешает </text:span><text:span text:style-name="T6">создавать схемы в этой БД, а для схемы </text:span><text:span text:style-name="T6">привилегия CREATE разрешает создавать </text:span><text:span text:style-name="T6">объекты</text:span><text:span text:style-name="T6"><text:line-break/></text:span><text:span text:style-name="T6">в этой схеме.</text:span></text:p>
              <text:p text:style-name="P18"><text:span text:style-name="T6">Поскольку точное имя схемы для временных </text:span><text:span text:style-name="T6">объектов заранее неизвестно, привилегия на </text:span><text:span text:style-name="T6">создание временных таблиц вынесена на </text:span><text:span text:style-name="T6">уровень БД (TEMPORARY).</text:span></text:p>
              <text:p text:style-name="P18"><text:span text:style-name="T6">Привилегия USAGE схемы разрешает </text:span><text:span text:style-name="T6">обращаться к объектам в этой схеме.</text:span></text:p>
              <text:p text:style-name="P18"><text:span text:style-name="T6">Привилегия CONNECT базы данных разрешает </text:span><text:span text:style-name="T6">подключение к этой БД.</text:span></text:p>
              <text:p text:style-name="P18"><text:span text:style-name="T6"/></text:p>
            </draw:text-box>
          </draw:frame>
        </presentation:notes>
      </draw:page>
      <draw:page draw:name="page5" draw:style-name="dp1" draw:master-page-name="master_5f_" presentation:presentation-page-layout-name="AL1T1">
        <office:forms form:automatic-focus="false" form:apply-design-mode="false"/>
        <draw:frame presentation:style-name="pr6" draw:text-style-name="P37" draw:layer="layout" svg:width="19.8cm" svg:height="1.737cm" svg:x="1.2cm" svg:y="0.737cm" presentation:class="title" presentation:user-transformed="true">
          <draw:text-box>
            <text:p text:style-name="P1"><text:span text:style-name="T24">Подпрограммы</text:span></text:p>
          </draw:text-box>
        </draw:frame>
        <draw:frame presentation:style-name="pr4" draw:text-style-name="P42" draw:layer="layout" svg:width="25.6cm" svg:height="14.4cm" svg:x="1.2cm" svg:y="4.8cm" presentation:class="outline" presentation:user-transformed="true">
          <draw:text-box>
            <text:list text:style-name="L3">
              <text:list-item>
                <text:p text:style-name="P38"><text:span text:style-name="T16">Единственная привилегия для функций и процедур</text:span></text:p>
                <text:list>
                  <text:list-item>
                    <text:p text:style-name="P39"><text:span text:style-name="T25">EXECUTE</text:span><text:span text:style-name="T25"><text:tab/></text:span><text:span text:style-name="T26">выполнение</text:span></text:p>
                  </text:list-item>
                </text:list>
              </text:list-item>
              <text:list-item>
                <text:p text:style-name="P38"><text:span text:style-name="T27">Характеристики безопасности</text:span></text:p>
                <text:list>
                  <text:list-item>
                    <text:p text:style-name="P40"><text:span text:style-name="T25">SECURITY INVOKER</text:span><text:span text:style-name="T28"><text:tab/></text:span><text:span text:style-name="T28">выполняется с правами вызывающего</text:span><text:span text:style-name="T28"><text:line-break/></text:span><text:span text:style-name="T28"><text:tab/></text:span><text:span text:style-name="T28">(по умолчанию)</text:span></text:p>
                  </text:list-item>
                  <text:list-item>
                    <text:p text:style-name="P40"><text:span text:style-name="T25">SECURITY DEFINER</text:span><text:span text:style-name="T28"><text:tab/></text:span><text:span text:style-name="T28">выполняется с правами владельца</text:span></text:p>
                  </text:list-item>
                  <text:list-item>
                    <text:p text:style-name="P41"><text:span text:style-name="T28"/></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5" presentation:class="page"/>
          <draw:frame presentation:style-name="pr5" draw:text-style-name="P10" draw:layer="layout" svg:width="16.799cm" svg:height="13.364cm" svg:x="2.1cm" svg:y="14.107cm" presentation:class="notes" presentation:user-transformed="true">
            <draw:text-box>
              <text:p text:style-name="P18"><text:span text:style-name="T6">Для функций и процедур есть единственная </text:span><text:span text:style-name="T6">привилегия EXECUTE, разрешающая </text:span><text:span text:style-name="T6">выполнение этой подпрограммы.</text:span></text:p>
              <text:p text:style-name="P18"><text:span text:style-name="T6">Тонкий момент связан с тем, от имени какого </text:span><text:span text:style-name="T6">пользователя будет выполняться подпрограмма. </text:span><text:span text:style-name="T6">Если подпрограмма объявлена как SECURITY </text:span><text:span text:style-name="T6">INVOKER (по умолчанию), она выполняется с </text:span><text:span text:style-name="T6">правами вызывающего пользователя. В этом </text:span><text:span text:style-name="T6">случае операторы внутри подпрограммы смогут </text:span><text:span text:style-name="T6">обращаться только к тем объектам, к которым</text:span><text:span text:style-name="T6"><text:line-break/></text:span><text:span text:style-name="T6">у вызывающего пользователя есть доступ.</text:span></text:p>
              <text:p text:style-name="P18"><text:span text:style-name="T6">Если же указать фразу SECURITY DEFINER, </text:span><text:span text:style-name="T6">подпрограмма работает</text:span><text:span text:style-name="T6"><text:line-break/></text:span><text:span text:style-name="T6">с правами ее владельца. Это способ позволить </text:span><text:span text:style-name="T6">другим пользователям выполнять определенные </text:span><text:span text:style-name="T6">действия над объектами, к которым у них нет </text:span><text:span text:style-name="T6">непосредственного доступа.</text:span></text:p>
              <text:p text:style-name="P18"><text:span text:style-name="T15"><text:a xlink:href="https://postgrespro.ru/docs/postgresql/16/sql-createfunction" xlink:type="simple">https://postgrespro.ru/docs/postgresql/16/sql-createfunction</text:a></text:span></text:p>
              <text:p text:style-name="P18"><text:span text:style-name="T15"><text:a xlink:href="https://postgrespro.ru/docs/postgresql/16/sql-createprocedure" xlink:type="simple">https://postgrespro.ru/docs/postgresql/16/sql-createprocedure</text:a></text:span></text:p>
              <text:p text:style-name="P18"><text:span text:style-name="T6"/></text:p>
              <text:p text:style-name="P18"><text:span text:style-name="T6"/></text:p>
              <text:p text:style-name="P18"><text:span text:style-name="T6"/></text:p>
            </draw:text-box>
          </draw:frame>
        </presentation:notes>
      </draw:page>
      <draw:page draw:name="page6"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Демонстрация</text:p>
          </draw:text-box>
        </draw:frame>
        <draw:frame presentation:style-name="pr4" draw:text-style-name="P9" draw:layer="layout" svg:width="25.6cm" svg:height="14.4cm" svg:x="1.2cm" svg:y="4.8cm" presentation:class="outline" presentation:placeholder="true" presentation:user-transformed="true">
          <draw:text-box/>
        </draw:frame>
        <draw:frame draw:style-name="gr15" draw:text-style-name="P43" draw:layer="layout" svg:width="17.893cm" svg:height="11.728cm" svg:x="5.054cm" svg:y="6.182cm">
          <draw:image xlink:href="Pictures/10000001000001B9000001219F9F77CFE0FDB8A0.png" xlink:type="simple" xlink:show="embed" xlink:actuate="onLoad" draw:mime-type="image/png">
            <text:p text:style-name="P1"><text:span text:style-name="T29"/></text:p>
            <text:p text:style-name="P1"><text:span text:style-name="T29"/></text:p>
            <text:p text:style-name="P1"><text:span text:style-name="T29"/></text:p>
            <text:p text:style-name="P1"><text:span text:style-name="T29"><text:s text:c="11"/></text:span><text:span text:style-name="T29">$ psql</text:span></text:p>
            <text:p text:style-name="P1"><text:span text:style-name="T29"><text:s text:c="11"/></text:span><text:span text:style-name="T29">postgres=#</text:span></text:p>
          </draw:image>
        </draw:frame>
        <presentation:notes draw:style-name="dp1">
          <office:forms form:automatic-focus="false" form:apply-design-mode="false"/>
          <draw:page-thumbnail draw:style-name="gr2"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7"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Категории ролей</text:p>
          </draw:text-box>
        </draw:frame>
        <draw:frame presentation:style-name="pr4" draw:text-style-name="P15" draw:layer="layout" svg:width="25.6cm" svg:height="14.4cm" svg:x="1.2cm" svg:y="4.8cm" presentation:class="outline" presentation:user-transformed="true">
          <draw:text-box>
            <text:list text:style-name="L3">
              <text:list-item>
                <text:p text:style-name="P12">Суперпользователи</text:p>
                <text:list>
                  <text:list-item>
                    <text:p text:style-name="P44"><text:span text:style-name="T30">полный доступ ко всем объектам — проверки не выполняются</text:span></text:p>
                  </text:list-item>
                </text:list>
              </text:list-item>
              <text:list-item>
                <text:p text:style-name="P12"><text:span text:style-name="T31">Владельцы</text:span></text:p>
                <text:list>
                  <text:list-item>
                    <text:p text:style-name="P45"><text:span text:style-name="T30">изначально все привилегии для объекта (можно отозвать)</text:span></text:p>
                  </text:list-item>
                  <text:list-item>
                    <text:p text:style-name="P44"><text:span text:style-name="T30">действия со своими объектами, не регламентируемые привилегиями,</text:span><text:span text:style-name="T30"><text:line-break/></text:span><text:span text:style-name="T30">например: удаление, выдача и отзыв привилегий и т. п.</text:span></text:p>
                  </text:list-item>
                  <text:list-item>
                    <text:p text:style-name="P44"><text:span text:style-name="T32">все члены групповой роли </text:span><text:span text:style-name="T30">— равноправные владельцы объекта</text:span></text:p>
                  </text:list-item>
                </text:list>
              </text:list-item>
              <text:list-item>
                <text:p text:style-name="P12"><text:span text:style-name="T31">Остальные роли</text:span></text:p>
                <text:list>
                  <text:list-item>
                    <text:p text:style-name="P45"><text:span text:style-name="T30">доступ в рамках выданных привилегий</text:span></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7" presentation:class="page"/>
          <draw:frame presentation:style-name="pr7" draw:text-style-name="P10" draw:layer="layout" svg:width="16.799cm" svg:height="14.721cm" svg:x="2.1cm" svg:y="14.107cm" presentation:class="notes" presentation:user-transformed="true">
            <draw:text-box>
              <text:p text:style-name="P18"><text:span text:style-name="T6">В целом можно сказать, что доступ роли к </text:span><text:span text:style-name="T6">объекту определяется привилегиями. Но имеет </text:span><text:span text:style-name="T6">смысл выделить три категории ролей и </text:span><text:span text:style-name="T6">рассмотреть их по отдельности:</text:span></text:p>
              <text:list text:style-name="L4">
                <text:list-item>
                  <text:p text:style-name="P46"><text:span text:style-name="T33">Роли с атрибутом SUPERUSER </text:span><text:span text:style-name="T33">(суперпользователи). Такие роли могут делать </text:span><text:span text:style-name="T33">все, что угодно — для них проверки </text:span><text:span text:style-name="T33">разграничения доступа не выполняются.</text:span></text:p>
                </text:list-item>
                <text:list-item>
                  <text:p text:style-name="P46"><text:span text:style-name="T6">Владелец объекта. Изначально это роль, </text:span><text:span text:style-name="T6">создавшая объект, хотя потом его можно </text:span><text:span text:style-name="T6">сменить. Владельцем считается не только </text:span><text:span text:style-name="T6">сама роль-владелец, но и любая другая роль, </text:span><text:span text:style-name="T6">включенная в нее. Владелец объекта сразу </text:span><text:span text:style-name="T6">получает полный набор привилегий для этого </text:span><text:span text:style-name="T6">объекта.</text:span><text:span text:style-name="T6"><text:line-break/></text:span><text:span text:style-name="T6"><text:line-break/></text:span><text:span text:style-name="T6">В принципе, эти привилегии можно отозвать, но </text:span><text:span text:style-name="T6">владелец объекта обладает также </text:span><text:span text:style-name="T6">неотъемлемым правом совершать действия, </text:span><text:span text:style-name="T6">не регламентируемые привилегиями. В </text:span><text:span text:style-name="T6">частности, он может выдавать</text:span><text:span text:style-name="T6"><text:line-break/></text:span><text:span text:style-name="T6">и отзывать привилегии (даже себе самому), </text:span><text:span text:style-name="T6">удалять объект и т. п.</text:span></text:p>
                </text:list-item>
                <text:list-item>
                  <text:p text:style-name="P46"><text:span text:style-name="T6">Все остальные роли имеют доступ к объекту </text:span><text:span text:style-name="T6">только в рамках выданных им привилегий.</text:span></text:p>
                </text:list-item>
              </text:list>
              <text:p text:style-name="P18"><text:span text:style-name="T6">Чтобы проверить, есть ли у роли необходимая </text:span><text:span text:style-name="T6">привилегия в отношении некоторого объекта, </text:span><text:span text:style-name="T6">можно воспользоваться функциями </text:span><text:span text:style-name="T6">has_*_privilege:</text:span></text:p>
              <text:p text:style-name="P18"><text:span text:style-name="T15"><text:a xlink:href="https://postgrespro.ru/docs/postgresql/16/functions-info" xlink:type="simple">https://postgrespro.ru/docs/postgresql/16/functions-info</text:a></text:span></text:p>
            </draw:text-box>
          </draw:frame>
        </presentation:notes>
      </draw:page>
      <draw:page draw:name="page8"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Управление привилегиями</text:p>
          </draw:text-box>
        </draw:frame>
        <draw:frame presentation:style-name="pr4" draw:text-style-name="P49" draw:layer="layout" svg:width="25.6cm" svg:height="14.4cm" svg:x="1.2cm" svg:y="4.8cm" presentation:class="outline" presentation:user-transformed="true">
          <draw:text-box>
            <text:list text:style-name="L3">
              <text:list-item>
                <text:p text:style-name="P47">Выдача привилегии</text:p>
                <text:list>
                  <text:list-item>
                    <text:p text:style-name="P48"><text:span text:style-name="T34">alice</text:span><text:span text:style-name="T35">=&gt;</text:span><text:span text:style-name="T11"> GRANT </text:span><text:span text:style-name="T35">привилегии </text:span><text:span text:style-name="T11">ON </text:span><text:span text:style-name="T35">объект</text:span><text:span text:style-name="T11"> TO </text:span><text:span text:style-name="T34">bob</text:span><text:span text:style-name="T11">;</text:span></text:p>
                  </text:list-item>
                </text:list>
              </text:list-item>
              <text:list-item>
                <text:p text:style-name="P47"><text:span text:style-name="T36"/></text:p>
              </text:list-item>
              <text:list-item>
                <text:p text:style-name="P47"><text:span text:style-name="T36"/></text:p>
                <text:list>
                  <text:list-item>
                    <text:p text:style-name="P48"><text:span text:style-name="T17">одна привилегия может быть независимо выдана разными ролями</text:span></text:p>
                  </text:list-item>
                </text:list>
              </text:list-item>
              <text:list-item>
                <text:p text:style-name="P47"><text:span text:style-name="T36">Отзыв привилегии</text:span></text:p>
                <text:list>
                  <text:list-item>
                    <text:p text:style-name="P48"><text:span text:style-name="T34">alice=&gt;</text:span><text:span text:style-name="T11"> REVOKE </text:span><text:span text:style-name="T35">привилегии </text:span><text:span text:style-name="T11">ON </text:span><text:span text:style-name="T35">объект</text:span><text:span text:style-name="T11"> FROM </text:span><text:span text:style-name="T34">bob</text:span><text:span text:style-name="T11">;</text:span></text:p>
                  </text:list-item>
                  <text:list-item>
                    <text:p text:style-name="P48"><text:span text:style-name="T11"/></text:p>
                  </text:list-item>
                </text:list>
              </text:list-item>
              <text:list-item>
                <text:p text:style-name="P47"><text:span text:style-name="T12"/></text:p>
              </text:list-item>
            </text:list>
          </draw:text-box>
        </draw:frame>
        <draw:custom-shape draw:style-name="gr16" draw:text-style-name="P51" xml:id="id1" draw:id="id1" draw:layer="layout" svg:width="3.048cm" svg:height="1.27cm" svg:x="2.54cm" svg:y="7.873cm">
          <text:p text:style-name="P50"><text:span text:style-name="T37">a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1" xml:id="id2" draw:id="id2" draw:layer="layout" svg:width="3.048cm" svg:height="1.27cm" svg:x="10.741cm" svg:y="7.874cm">
          <text:p text:style-name="P50"><text:span text:style-name="T37">b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53" draw:layer="layout" svg:x1="5.588cm" svg:y1="8.508cm" svg:x2="10.741cm" svg:y2="8.509cm" draw:start-shape="id1" draw:end-shape="id2" draw:end-glue-point="3" svg:d="M5588 8508h2577v1h2576" svg:viewBox="0 0 5154 2">
          <text:p text:style-name="P52"><text:span text:style-name="T38">привилегии</text:span></text:p>
          <text:p text:style-name="P52"><text:span text:style-name="T38">на объект</text:span></text:p>
        </draw:connector>
        <presentation:notes draw:style-name="dp2">
          <draw:page-thumbnail draw:style-name="gr2" draw:layer="layout" svg:width="14.848cm" svg:height="11.136cm" svg:x="3.075cm" svg:y="2.257cm" draw:page-number="8" presentation:class="page"/>
          <draw:frame presentation:style-name="pr5" draw:text-style-name="P10" draw:layer="layout" svg:width="16.799cm" svg:height="13.364cm" svg:x="2.1cm" svg:y="14.107cm" presentation:class="notes" presentation:user-transformed="true">
            <draw:text-box>
              <text:p text:style-name="P18"><text:span text:style-name="T6">Право выдачи и отзыва привилегий на объект </text:span><text:span text:style-name="T6">имеет владелец этого объекта (и </text:span><text:span text:style-name="T6">суперпользователь).</text:span></text:p>
              <text:p text:style-name="P18"><text:span text:style-name="T6">Синтаксис команд GRANT и REVOKE достаточно </text:span><text:span text:style-name="T6">сложен и позволяет указывать как отдельные, так </text:span><text:span text:style-name="T6">и все возможные привилегии; как отдельные </text:span><text:span text:style-name="T6">объекты, так и группы объектов, входящие в </text:span><text:span text:style-name="T6">определенные схемы и т. п.</text:span></text:p>
              <text:p text:style-name="P18"><text:span text:style-name="T15"><text:a xlink:href="https://postgrespro.ru/docs/postgresql/16/sql-grant" xlink:type="simple">https://postgrespro.ru/docs/postgresql/16/sql-grant</text:a></text:span></text:p>
              <text:p text:style-name="P18"><text:span text:style-name="T15"><text:a xlink:href="https://postgrespro.ru/docs/postgresql/16/sql-revoke" xlink:type="simple">https://postgrespro.ru/docs/postgresql/16/sql-revoke</text:a></text:span></text:p>
              <text:p text:style-name="P18"><text:span text:style-name="T6"/></text:p>
            </draw:text-box>
          </draw:frame>
        </presentation:notes>
      </draw:page>
      <draw:page draw:name="page9" draw:style-name="dp1" draw:master-page-name="master_5f_" presentation:presentation-page-layout-name="AL1T1">
        <office:forms form:automatic-focus="false" form:apply-design-mode="false"/>
        <draw:frame presentation:style-name="pr3" draw:text-style-name="P9" draw:layer="layout" svg:width="20.898cm" svg:height="1.741cm" svg:x="1.2cm" svg:y="0.737cm" presentation:class="title" presentation:user-transformed="true">
          <draw:text-box>
            <text:p text:style-name="P8">Передача права</text:p>
          </draw:text-box>
        </draw:frame>
        <draw:frame presentation:style-name="pr4" draw:text-style-name="P15" draw:layer="layout" svg:width="25.6cm" svg:height="14.4cm" svg:x="1.2cm" svg:y="4.8cm" presentation:class="outline" presentation:user-transformed="true">
          <draw:text-box>
            <text:list text:style-name="L3">
              <text:list-item>
                <text:p text:style-name="P12">Выдача привилегии с правом передачи</text:p>
                <text:list>
                  <text:list-item>
                    <text:p text:style-name="P54"><text:span text:style-name="T34">alice</text:span><text:span text:style-name="T35">=&gt;</text:span><text:span text:style-name="T11"> GRANT </text:span><text:span text:style-name="T35">привилегии</text:span><text:span text:style-name="T11"> ON </text:span><text:span text:style-name="T35">объект</text:span><text:span text:style-name="T11"> TO bob</text:span><text:span text:style-name="T39"> </text:span><text:span text:style-name="T40">WITH GRANT OPTION</text:span><text:span text:style-name="T25">;</text:span></text:p>
                  </text:list-item>
                  <text:list-item>
                    <text:p text:style-name="P55"><text:span text:style-name="T12"/></text:p>
                  </text:list-item>
                  <text:list-item>
                    <text:p text:style-name="P55"><text:span text:style-name="T12"/></text:p>
                  </text:list-item>
                  <text:list-item>
                    <text:p text:style-name="P55"><text:span text:style-name="T12"/></text:p>
                  </text:list-item>
                  <text:list-item>
                    <text:p text:style-name="P55"><text:span text:style-name="T12"/></text:p>
                  </text:list-item>
                </text:list>
              </text:list-item>
              <text:list-item>
                <text:p text:style-name="P12"><text:span text:style-name="T16">Отзыв привилегии</text:span></text:p>
                <text:list>
                  <text:list-item>
                    <text:p text:style-name="P48"><text:span text:style-name="T34">alice=&gt;</text:span><text:span text:style-name="T11"> REVOKE </text:span><text:span text:style-name="T35">привилегии</text:span><text:span text:style-name="T34"> ON </text:span><text:span text:style-name="T35">объект</text:span><text:span text:style-name="T11"> FROM bob</text:span><text:span text:style-name="T34"> </text:span><text:span text:style-name="T40">CASCADE</text:span><text:span text:style-name="T34">;</text:span></text:p>
                  </text:list-item>
                </text:list>
              </text:list-item>
              <text:list-item>
                <text:p text:style-name="P12"><text:span text:style-name="T16">Отзыв права передачи</text:span></text:p>
                <text:list>
                  <text:list-item>
                    <text:p text:style-name="P48"><text:span text:style-name="T34">alice=&gt;</text:span><text:span text:style-name="T11"> REVOKE </text:span><text:span text:style-name="T41">GRANT OPTION FOR</text:span><text:span text:style-name="T11"><text:line-break/></text:span><text:span text:style-name="T11"> <text:s text:c="7"/></text:span><text:span text:style-name="T35">привилегии</text:span><text:span text:style-name="T11"> </text:span><text:span text:style-name="T34">ON </text:span><text:span text:style-name="T35">объект</text:span><text:span text:style-name="T11"> FROM </text:span><text:span text:style-name="T34">bob </text:span><text:span text:style-name="T40">CASCADE</text:span><text:span text:style-name="T34">;</text:span></text:p>
                  </text:list-item>
                </text:list>
              </text:list-item>
            </text:list>
          </draw:text-box>
        </draw:frame>
        <draw:custom-shape draw:style-name="gr16" draw:text-style-name="P51" xml:id="id3" draw:id="id3" draw:layer="layout" svg:width="3.048cm" svg:height="1.27cm" svg:x="10.473cm" svg:y="8.831cm">
          <text:p text:style-name="P50"><text:span text:style-name="T37">b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1" xml:id="id4" draw:id="id4" draw:layer="layout" svg:width="3.048cm" svg:height="1.27cm" svg:x="19.374cm" svg:y="7.832cm">
          <text:p text:style-name="P50"><text:span text:style-name="T37">charl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56" draw:layer="layout" draw:type="line" svg:x1="13.521cm" svg:y1="9.466cm" svg:x2="19.374cm" svg:y2="8.467cm" draw:start-shape="id3" draw:end-shape="id4" draw:end-glue-point="3" svg:d="M13521 9466l5853-999" svg:viewBox="0 0 5854 1000">
          <text:p text:style-name="P52"/>
          <text:p text:style-name="P52"/>
        </draw:connector>
        <draw:custom-shape draw:style-name="gr16" draw:text-style-name="P51" xml:id="id5" draw:id="id5" draw:layer="layout" svg:width="3.048cm" svg:height="1.27cm" svg:x="2.673cm" svg:y="8.832cm">
          <text:p text:style-name="P50"><text:span text:style-name="T37">a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57" draw:layer="layout" svg:x1="5.721cm" svg:y1="9.467cm" svg:x2="10.473cm" svg:y2="9.466cm" draw:start-shape="id5" draw:end-shape="id3" draw:end-glue-point="3" svg:d="M5721 9467h2377v-1h2375" svg:viewBox="0 0 4753 2">
          <text:p text:style-name="P52"><text:span text:style-name="T42">привилегии</text:span></text:p>
          <text:p text:style-name="P52"><text:span text:style-name="T42"/></text:p>
        </draw:connector>
        <draw:custom-shape draw:style-name="gr16" draw:text-style-name="P51" xml:id="id6" draw:id="id6" draw:layer="layout" svg:width="3.048cm" svg:height="1.27cm" svg:x="19.375cm" svg:y="9.833cm">
          <text:p text:style-name="P50"><text:span text:style-name="T37">d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56" draw:layer="layout" draw:type="line" svg:x1="13.521cm" svg:y1="9.466cm" svg:x2="19.375cm" svg:y2="10.468cm" draw:start-shape="id3" draw:start-glue-point="1" draw:end-shape="id6" draw:end-glue-point="3" svg:d="M13521 9466l5854 1002" svg:viewBox="0 0 5855 1003">
          <text:p text:style-name="P52"/>
          <text:p text:style-name="P52"/>
        </draw:connector>
        <draw:frame draw:style-name="gr18" draw:text-style-name="P58" draw:layer="layout" svg:width="3.677cm" svg:height="0.958cm" draw:transform="rotate (0.17226399717184) translate (14.337cm 8.417cm)">
          <draw:text-box>
            <text:p text:style-name="P8"><text:span text:style-name="T43">привилегии</text:span></text:p>
          </draw:text-box>
        </draw:frame>
        <draw:frame draw:style-name="gr18" draw:text-style-name="P58" draw:layer="layout" svg:width="3.677cm" svg:height="0.958cm" draw:transform="rotate (-0.172787595947439) translate (14.463cm 9.561cm)">
          <draw:text-box>
            <text:p text:style-name="P8"><text:span text:style-name="T43">привилегии</text:span></text:p>
          </draw:text-box>
        </draw:frame>
        <draw:polygon draw:style-name="gr19" draw:text-style-name="P60" draw:layer="layout" svg:width="6.271cm" svg:height="3.08cm" svg:x="19.833cm" svg:y="14.499cm" svg:viewBox="0 0 6272 3081" draw:points="3200,660 3247,648 3269,642 3292,637 3299,635 3316,631 3370,619 3397,614 3400,613 3431,607 3471,599 3474,598 3502,593 3535,588 3575,581 3680,567 3685,567 3711,563 3817,553 3883,549 3892,548 3897,548 3924,546 3980,544 4000,543 4010,543 4032,542 4075,542 4107,541 4123,541 4139,541 4171,542 4215,542 4229,543 4247,543 4300,546 4322,547 4333,548 4354,549 4461,557 4512,563 4535,565 4559,568 4566,569 4580,571 4640,579 4668,584 4671,584 4677,585 4744,596 4846,616 4946,639 5044,665 5052,668 5073,673 5128,691 5140,694 5149,697 5168,703 5199,714 5233,725 5245,730 5261,735 5285,744 5324,759 5412,796 5496,836 5514,845 5520,848 5528,852 5577,877 5597,888 5600,890 5607,894 5654,921 5728,968 5737,974 5749,982 5773,1000 5797,1016 5809,1025 5817,1031 5831,1042 5862,1066 5874,1076 5881,1082 5898,1098 5923,1119 5938,1133 5940,1135 5943,1138 5980,1173 5993,1187 5995,1189 6004,1199 6031,1228 6036,1234 6046,1245 6068,1273 6078,1285 6083,1291 6091,1302 6107,1326 6120,1343 6124,1349 6132,1361 6168,1421 6179,1443 6190,1463 6195,1475 6198,1481 6209,1509 6216,1525 6218,1530 6223,1543 6229,1562 6238,1587 6241,1600 6243,1605 6247,1623 6254,1649 6255,1657 6258,1668 6265,1711 6265,1712 6265,1712 6268,1731 6270,1769 6271,1775 6271,1778 6272,1794 6271,1858 6264,1921 6258,1953 6256,1965 6254,1971 6252,1984 6241,2025 6240,2028 6240,2029 6235,2046 6222,2080 6219,2090 6217,2096 6212,2108 6203,2129 6193,2151 6185,2166 6184,2169 6182,2174 6162,2212 6153,2227 6151,2230 6140,2247 6125,2271 6119,2279 6113,2289 6105,2300 6084,2330 6070,2347 6070,2347 6023,2404 5996,2432 5986,2443 5978,2451 5970,2459 5936,2491 5930,2497 5929,2498 5913,2513 5851,2565 5811,2596 5805,2600 5803,2602 5785,2615 5715,2663 5674,2688 5663,2695 5650,2703 5641,2708 5623,2718 5587,2739 5575,2745 5563,2752 5533,2767 5506,2781 5485,2791 5481,2793 5473,2797 5422,2821 5406,2828 5397,2832 5359,2848 5335,2858 5327,2861 5308,2869 5289,2876 5245,2893 5152,2924 5056,2954 5035,2959 5027,2962 4997,2970 4958,2980 4942,2984 4929,2987 4902,2993 4858,3003 4833,3008 4828,3009 4726,3029 4690,3035 4653,3041 4548,3055 4540,3056 4516,3059 4444,3066 4442,3066 4441,3066 4410,3069 4345,3073 4335,3074 4330,3074 4303,3076 4249,3078 4228,3079 4218,3079 4196,3080 4153,3080 4121,3081 4105,3081 4088,3081 4056,3080 4013,3080 3999,3079 3981,3079 3928,3076 3906,3075 3895,3074 3874,3073 3832,3069 3799,3067 3769,3064 3767,3064 3765,3064 3693,3057 3670,3054 3661,3053 3637,3049 3588,3043 3561,3039 3557,3038 3550,3037 3484,3026 3456,3021 3453,3020 3446,3019 3382,3006 3282,2983 3184,2957 3177,2955 3155,2949 3059,2919 3028,2908 2994,2897 2979,2891 2967,2887 2877,2852 2839,2836 2816,2826 2800,2818 2790,2814 2707,2774 2672,2756 2651,2745 2642,2740 2627,2732 2592,2712 2574,2701 2565,2695 2551,2687 2517,2665 2500,2654 2493,2649 2479,2640 2455,2622 2431,2606 2422,2599 2411,2591 2347,2540 2308,2506 2305,2503 2303,2502 2287,2487 2256,2457 2248,2449 2245,2446 2232,2433 2202,2399 2197,2394 0,2567 1974,1973 1973,1967 1970,1954 1963,1911 1963,1910 1963,1910 1960,1891 1958,1855 1957,1847 1957,1843 1956,1827 1957,1764 1964,1701 1970,1669 1972,1657 1974,1651 1976,1638 1993,1575 2016,1513 2031,1480 2035,1471 2038,1465 2044,1452 2053,1436 2066,1410 2075,1396 2077,1392 2088,1375 2103,1351 2109,1343 2115,1333 2123,1322 2144,1292 2158,1275 2158,1275 2159,1274 2191,1235 2198,1227 2206,1218 2258,1163 2283,1140 2298,1125 2310,1115 2316,1109 2344,1085 2358,1073 2361,1071 2377,1057 2417,1026 2423,1022 2426,1020 2443,1007 2487,977 2491,974 2493,973 2513,959 2540,942 2564,927 2581,917 2588,913 1957,0">
          <text:p text:style-name="P59"><text:span text:style-name="T22"/></text:p>
          <text:p text:style-name="P59"><text:span text:style-name="T22">обязательно,</text:span></text:p>
          <text:p text:style-name="P59"><text:span text:style-name="T22">если привилегия</text:span></text:p>
          <text:p text:style-name="P59"><text:span text:style-name="T22">была передана</text:span></text:p>
          <text:p text:style-name="P59"><text:span text:style-name="T22">другим ролям</text:span></text:p>
        </draw:polygon>
        <presentation:notes draw:style-name="dp2">
          <draw:page-thumbnail draw:style-name="gr2" draw:layer="layout" svg:width="14.848cm" svg:height="11.136cm" svg:x="3.075cm" svg:y="2.257cm" draw:page-number="9" presentation:class="page"/>
          <draw:frame presentation:style-name="pr5" draw:text-style-name="P10" draw:layer="layout" svg:width="16.799cm" svg:height="13.364cm" svg:x="2.1cm" svg:y="14.107cm" presentation:class="notes" presentation:user-transformed="true">
            <draw:text-box>
              <text:p text:style-name="P18"><text:span text:style-name="T6">При выдаче роли полномочия можно передать ей </text:span><text:span text:style-name="T6">право дальнейшей передачи (и отзыва) этого </text:span><text:span text:style-name="T6">полномочия. Это выполняется командой GRANT </text:span><text:span text:style-name="T6">… WITH GRANT OPTION. Если роль </text:span><text:span text:style-name="T6">воспользуется этим правом, образуется иерархия </text:span><text:span text:style-name="T6">ролей.</text:span></text:p>
              <text:p text:style-name="P18"><text:span text:style-name="T6">Отозвать привилегию можно с помощью команды </text:span><text:span text:style-name="T6">REVOKE. Роль может отозвать привилегию </text:span><text:span text:style-name="T6">только у той роли, которой она его выдала. </text:span><text:span text:style-name="T6">Например, в ситуации, показанной на слайде, </text:span><text:span text:style-name="T44">alice</text:span><text:span text:style-name="T6"> не может отозвать привилегию </text:span><text:span text:style-name="T6">непосредственно у </text:span><text:span text:style-name="T44">charlie</text:span><text:span text:style-name="T6"> или </text:span><text:span text:style-name="T44">dave</text:span><text:span text:style-name="T6">.</text:span></text:p>
              <text:p text:style-name="P18"><text:span text:style-name="T6">Однако при отзыве привилегии у </text:span><text:span text:style-name="T44">bob</text:span><text:span text:style-name="T6"> привилегия </text:span><text:span text:style-name="T6">будет автоматически отозвана у всех ролей в </text:span><text:span text:style-name="T6">иерархии. Для этого надо указать ключевое </text:span><text:span text:style-name="T6">слово CASCADE (если иерархия непуста, то без <text:s/></text:span><text:span text:style-name="T6">CASCADE будет ошибка).</text:span></text:p>
              <text:p text:style-name="P18"><text:span text:style-name="T6">Право передачи можно отозвать, не отзывая у </text:span><text:span text:style-name="T6">роли саму привилегию. Это выполняется с </text:span><text:span text:style-name="T6">помощью команды REVOKE GRANT OPTION </text:span><text:span text:style-name="T6">FOR. Слово CASCADE имеет здесь такое же </text:span><text:span text:style-name="T6">значение, как и при отзыве привилегии.</text:span></text:p>
              <text:p text:style-name="P18"><text:span text:style-name="T6"/></text:p>
            </draw:text-box>
          </draw:frame>
        </presentation:notes>
      </draw:page>
      <draw:page draw:name="page10"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Демонстрация</text:p>
          </draw:text-box>
        </draw:frame>
        <draw:frame presentation:style-name="pr4" draw:text-style-name="P9" draw:layer="layout" svg:width="25.6cm" svg:height="14.4cm" svg:x="1.2cm" svg:y="4.8cm" presentation:class="outline" presentation:placeholder="true" presentation:user-transformed="true">
          <draw:text-box/>
        </draw:frame>
        <draw:frame draw:style-name="gr15" draw:text-style-name="P43" draw:layer="layout" svg:width="17.893cm" svg:height="11.728cm" svg:x="5.054cm" svg:y="6.182cm">
          <draw:image xlink:href="Pictures/10000001000001B9000001219F9F77CFE0FDB8A0.png" xlink:type="simple" xlink:show="embed" xlink:actuate="onLoad" draw:mime-type="image/png">
            <text:p text:style-name="P1"><text:span text:style-name="T29"/></text:p>
            <text:p text:style-name="P1"><text:span text:style-name="T29"/></text:p>
            <text:p text:style-name="P1"><text:span text:style-name="T29"/></text:p>
            <text:p text:style-name="P1"><text:span text:style-name="T29"><text:s text:c="11"/></text:span><text:span text:style-name="T29">$ psql</text:span></text:p>
            <text:p text:style-name="P1"><text:span text:style-name="T29"><text:s text:c="11"/></text:span><text:span text:style-name="T29">postgres=#</text:span></text:p>
          </draw:image>
        </draw:frame>
        <presentation:notes draw:style-name="dp2">
          <draw:page-thumbnail draw:style-name="gr2"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1" draw:style-name="dp1" draw:master-page-name="master_5f_" presentation:presentation-page-layout-name="AL1T1">
        <office:forms form:automatic-focus="false" form:apply-design-mode="false"/>
        <draw:frame presentation:style-name="pr8" draw:text-style-name="P8" draw:layer="layout" svg:width="19.8cm" svg:height="1.737cm" svg:x="1.4cm" svg:y="0.837cm" presentation:class="title" presentation:user-transformed="true">
          <draw:text-box>
            <text:p text:style-name="P8">Наследование привилегий</text:p>
          </draw:text-box>
        </draw:frame>
        <draw:frame presentation:style-name="pr4" draw:text-style-name="P8" draw:layer="layout" svg:width="25.6cm" svg:height="14.4cm" svg:x="1.2cm" svg:y="4.8cm" presentation:class="outline">
          <draw:text-box>
            <text:list text:style-name="L5">
              <text:list-item>
                <text:p text:style-name="P61"><text:span text:style-name="T45">Атрибут роли INHERIT</text:span></text:p>
                <text:list>
                  <text:list-item>
                    <text:p text:style-name="P5"><text:span text:style-name="T45">относится к роли в целом</text:span></text:p>
                  </text:list-item>
                  <text:list-item>
                    <text:p text:style-name="P5"><text:span text:style-name="T45">устанавливается по умолчанию</text:span></text:p>
                  </text:list-item>
                  <text:list-item>
                    <text:p text:style-name="P5"><text:span text:style-name="T45">роль наследует привилегии групповой роли, в которую входит</text:span></text:p>
                  </text:list-item>
                </text:list>
              </text:list-item>
              <text:list-item>
                <text:p text:style-name="P61"><text:span text:style-name="T45">Параметр членства в роли INHERIT</text:span></text:p>
                <text:list>
                  <text:list-item>
                    <text:p text:style-name="P5"><text:span text:style-name="T45">устанавливается при членстве в групповой роли</text:span></text:p>
                  </text:list-item>
                  <text:list-item>
                    <text:p text:style-name="P5"><text:span text:style-name="T45">наследуются привилегии конкретной групповой роли</text:span></text:p>
                  </text:list-item>
                  <text:list-item>
                    <text:p text:style-name="P5"><text:span text:style-name="T45">переписывает настройки наследования атрибута роли INHERI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62" draw:layer="layout" svg:width="16.799cm" svg:height="13.364cm" svg:x="2.1cm" svg:y="14.107cm" presentation:class="notes" presentation:placeholder="true">
            <draw:text-box/>
          </draw:frame>
        </presentation:notes>
      </draw:page>
      <draw:page draw:name="page12" draw:style-name="dp3" draw:master-page-name="template21" presentation:presentation-page-layout-name="AL1T1">
        <office:forms form:automatic-focus="false" form:apply-design-mode="false"/>
        <draw:frame presentation:style-name="pr9" draw:text-style-name="P9" draw:layer="layout" svg:width="19.81cm" svg:height="1.737cm" svg:x="1.2cm" svg:y="0.737cm" presentation:class="title" presentation:user-transformed="true">
          <draw:text-box>
            <text:p text:style-name="P8">Представления</text:p>
          </draw:text-box>
        </draw:frame>
        <draw:frame presentation:style-name="pr10" draw:text-style-name="P9" draw:layer="layout" svg:width="25.199cm" svg:height="12.179cm" svg:x="1.2cm" svg:y="4.8cm" presentation:class="outline" presentation:user-transformed="true">
          <draw:text-box>
            <text:list text:style-name="L6">
              <text:list-item>
                <text:p text:style-name="P8">Запрос от владельца</text:p>
              </text:list-item>
              <text:list-item>
                <text:p text:style-name="P8">Запрос от вызывающего</text:p>
              </text:list-item>
            </text:list>
          </draw:text-box>
        </draw:frame>
        <presentation:notes draw:style-name="dp2">
          <draw:page-thumbnail draw:style-name="gr2" draw:layer="layout" svg:width="14.848cm" svg:height="11.136cm" svg:x="3.075cm" svg:y="2.257cm" draw:page-number="12" presentation:class="page"/>
          <draw:frame presentation:style-name="pr11" draw:text-style-name="P63" draw:layer="layout" svg:width="16.799cm" svg:height="13.364cm" svg:x="2.1cm" svg:y="14.107cm" presentation:class="notes" presentation:placeholder="true">
            <draw:text-box/>
          </draw:frame>
        </presentation:notes>
      </draw:page>
      <draw:page draw:name="page13" draw:style-name="dp3" draw:master-page-name="master_5f_" presentation:presentation-page-layout-name="AL1T1">
        <office:forms form:automatic-focus="false" form:apply-design-mode="false"/>
        <draw:frame presentation:style-name="pr12" draw:text-style-name="P9" draw:layer="layout" svg:width="19.8cm" svg:height="1.737cm" svg:x="1.4cm" svg:y="0.837cm" presentation:class="title" presentation:user-transformed="true">
          <draw:text-box>
            <text:p text:style-name="P8">Запрос от владельца</text:p>
          </draw:text-box>
        </draw:frame>
        <draw:frame presentation:style-name="pr13" draw:text-style-name="P64" draw:layer="layout" svg:width="25.6cm" svg:height="14.4cm" svg:x="1.2cm" svg:y="4.8cm" presentation:class="outline" presentation:user-transformed="true">
          <draw:text-box>
            <text:list text:style-name="L3">
              <text:list-item>
                <text:p text:style-name="P44"><text:span text:style-name="T46">Привилегии ролей на базовые объекты чаще всего отличаются от привилегий на само представление:</text:span></text:p>
                <text:list>
                  <text:list-item>
                    <text:p text:style-name="P8"><text:span text:style-name="T46">в представлении можно показывать отфильтрованную информацию из базовых таблиц</text:span></text:p>
                  </text:list-item>
                  <text:list-item>
                    <text:p text:style-name="P8"><text:span text:style-name="T46"/></text:p>
                  </text:list-item>
                </text:list>
              </text:list-item>
              <text:list-item>
                <text:p text:style-name="P44">По умолчанию запросы от имени владельца представления:</text:p>
                <text:list>
                  <text:list-item>
                    <text:p text:style-name="P8">владелец должен иметь права на базовые объекты представления</text:p>
                  </text:list-item>
                  <text:list-item>
                    <text:p text:style-name="P8">вызывающий должен иметь привилегии на обращение к представлению</text:p>
                  </text:list-item>
                  <text:list-item>
                    <text:p text:style-name="P8">имеются риски нарушения ограничений доступа</text:p>
                  </text:list-item>
                </text:list>
              </text:list-item>
              <text:list-item>
                <text:p text:style-name="P8"><text:span text:style-name="T46"/></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6" draw:layer="layout" svg:width="16.799cm" svg:height="13.364cm" svg:x="2.1cm" svg:y="14.107cm" presentation:class="notes" presentation:user-transformed="true">
            <draw:text-box>
              <text:p text:style-name="P65"><text:span text:style-name="T47">Один </text:span><text:span text:style-name="T47">из </text:span><text:span text:style-name="T47">спосо</text:span><text:span text:style-name="T47">бов </text:span><text:span text:style-name="T47">практ</text:span><text:span text:style-name="T47">ическ</text:span><text:span text:style-name="T47">ого </text:span><text:span text:style-name="T47">прим</text:span><text:span text:style-name="T47">енени</text:span><text:span text:style-name="T47">я </text:span><text:span text:style-name="T47">предс</text:span><text:span text:style-name="T47">тавле</text:span><text:span text:style-name="T47">ний </text:span><text:span text:style-name="T47">закл</text:span><text:span text:style-name="T47">ючает</text:span><text:span text:style-name="T47">ся в </text:span><text:span text:style-name="T47">том, </text:span><text:span text:style-name="T47">что </text:span><text:span text:style-name="T47">по </text:span><text:span text:style-name="T47">умолч</text:span><text:span text:style-name="T47">анию </text:span><text:span text:style-name="T47">досту</text:span><text:span text:style-name="T47">п к </text:span><text:span text:style-name="T47">базов</text:span><text:span text:style-name="T47">ым </text:span><text:span text:style-name="T47">объек</text:span><text:span text:style-name="T47">там </text:span><text:span text:style-name="T47">предс</text:span><text:span text:style-name="T47">тавле</text:span><text:span text:style-name="T47">ния </text:span><text:span text:style-name="T47">осущ</text:span><text:span text:style-name="T47">ествл</text:span><text:span text:style-name="T47">яется </text:span><text:span text:style-name="T47">с </text:span><text:span text:style-name="T47">приви</text:span><text:span text:style-name="T47">легия</text:span><text:span text:style-name="T47">ми </text:span><text:span text:style-name="T47">владе</text:span><text:span text:style-name="T47">льца </text:span><text:span text:style-name="T47">предс</text:span><text:span text:style-name="T47">тавле</text:span><text:span text:style-name="T47">ния. </text:span><text:span text:style-name="T47">Вызы</text:span><text:span text:style-name="T47">вающ</text:span><text:span text:style-name="T47">ий </text:span><text:span text:style-name="T47">долж</text:span><text:span text:style-name="T47">ен </text:span><text:span text:style-name="T47">лишь </text:span><text:span text:style-name="T47">иметь </text:span><text:span text:style-name="T47">приви</text:span><text:span text:style-name="T47">легии </text:span><text:span text:style-name="T47">на </text:span><text:span text:style-name="T47">само </text:span><text:span text:style-name="T47">разре</text:span><text:span text:style-name="T47">шени</text:span><text:span text:style-name="T47">е. </text:span></text:p>
              <text:p text:style-name="P65"><text:span text:style-name="T47">Это </text:span><text:span text:style-name="T47">дает </text:span><text:span text:style-name="T47">возмо</text:span><text:span text:style-name="T47">жност</text:span><text:span text:style-name="T47">ь </text:span><text:span text:style-name="T47">"скры</text:span><text:span text:style-name="T47">ть" за </text:span><text:span text:style-name="T47">предс</text:span><text:span text:style-name="T47">тавле</text:span><text:span text:style-name="T47">нием </text:span><text:span text:style-name="T47">базов</text:span><text:span text:style-name="T47">ые </text:span><text:span text:style-name="T47">объек</text:span><text:span text:style-name="T47">ты и </text:span><text:span text:style-name="T47">предо</text:span><text:span text:style-name="T47">стави</text:span><text:span text:style-name="T47">ть в </text:span><text:span text:style-name="T47">ответ </text:span><text:span text:style-name="T47">на </text:span><text:span text:style-name="T47">запро</text:span><text:span text:style-name="T47">с </text:span><text:span text:style-name="T47">лишь </text:span><text:span text:style-name="T47">подм</text:span><text:span text:style-name="T47">ноже</text:span><text:span text:style-name="T47">ство </text:span><text:span text:style-name="T47">строк </text:span><text:span text:style-name="T47">с </text:span><text:span text:style-name="T47">помо</text:span><text:span text:style-name="T47">щью </text:span><text:span text:style-name="T47">их </text:span><text:span text:style-name="T47">филь</text:span><text:span text:style-name="T47">траци</text:span><text:span text:style-name="T47">и не </text:span><text:span text:style-name="T47">смотр</text:span><text:span text:style-name="T47">я на </text:span><text:span text:style-name="T47">то, </text:span><text:span text:style-name="T47">что </text:span><text:span text:style-name="T47">при в </text:span><text:span text:style-name="T47">запро</text:span><text:span text:style-name="T47">се к </text:span><text:span text:style-name="T47">само</text:span><text:span text:style-name="T47">му </text:span><text:span text:style-name="T47">предс</text:span><text:span text:style-name="T47">тавле</text:span><text:span text:style-name="T47">нию </text:span><text:span text:style-name="T47">никак</text:span><text:span text:style-name="T47">ой </text:span><text:span text:style-name="T47">филь</text:span><text:span text:style-name="T47">траци</text:span><text:span text:style-name="T47">и </text:span><text:span text:style-name="T47">може</text:span><text:span text:style-name="T47">т и не </text:span><text:span text:style-name="T47">быть.</text:span></text:p>
              <text:p text:style-name="P65"><text:span text:style-name="T47">Одна</text:span><text:span text:style-name="T47">ко у </text:span><text:span text:style-name="T47">таког</text:span><text:span text:style-name="T47">о </text:span><text:span text:style-name="T47">подхо</text:span><text:span text:style-name="T47">да </text:span><text:span text:style-name="T47">есть </text:span><text:span text:style-name="T47">суще</text:span><text:span text:style-name="T47">ствен</text:span><text:span text:style-name="T47">ные </text:span><text:span text:style-name="T47">недос</text:span><text:span text:style-name="T47">татки. </text:span><text:span text:style-name="T47">Так, </text:span><text:span text:style-name="T47">напри</text:span><text:span text:style-name="T47">мер, </text:span><text:span text:style-name="T47">польз</text:span><text:span text:style-name="T47">овате</text:span><text:span text:style-name="T47">ль, </text:span><text:span text:style-name="T47">имею</text:span><text:span text:style-name="T47">щий </text:span><text:span text:style-name="T47">приви</text:span><text:span text:style-name="T47">легии </text:span><text:span text:style-name="T47">читат</text:span><text:span text:style-name="T47">ь </text:span><text:span text:style-name="T47">такое </text:span><text:span text:style-name="T47">предс</text:span><text:span text:style-name="T47">тавле</text:span><text:span text:style-name="T47">ние, </text:span><text:span text:style-name="T47">може</text:span><text:span text:style-name="T47">т </text:span><text:span text:style-name="T47">созда</text:span><text:span text:style-name="T47">ть </text:span><text:span text:style-name="T47">свое </text:span><text:span text:style-name="T47">собст</text:span><text:span text:style-name="T47">венно</text:span><text:span text:style-name="T47">е </text:span><text:span text:style-name="T47">предс</text:span><text:span text:style-name="T47">тавле</text:span><text:span text:style-name="T47">ние </text:span><text:span text:style-name="T48">—</text:span><text:span text:style-name="T49"> </text:span><text:span text:style-name="T49">"обер</text:span><text:span text:style-name="T49">тку" </text:span><text:span text:style-name="T49">(при </text:span><text:span text:style-name="T49">налич</text:span><text:span text:style-name="T49">ии </text:span><text:span text:style-name="T49">прав </text:span><text:span text:style-name="T49">созда</text:span><text:span text:style-name="T49">вать </text:span><text:span text:style-name="T49">объек</text:span><text:span text:style-name="T49">ты). </text:span><text:span text:style-name="T49">Поск</text:span><text:span text:style-name="T49">ольку </text:span><text:span text:style-name="T49">он </text:span><text:span text:style-name="T49">будет </text:span><text:span text:style-name="T49">владе</text:span><text:span text:style-name="T49">льце</text:span><text:span text:style-name="T49">м </text:span><text:span text:style-name="T49">оберт</text:span><text:span text:style-name="T49">ки, то </text:span><text:span text:style-name="T49">он </text:span><text:span text:style-name="T49">може</text:span><text:span text:style-name="T49">т </text:span><text:span text:style-name="T49">предо</text:span><text:span text:style-name="T49">стави</text:span><text:span text:style-name="T49">ть </text:span><text:span text:style-name="T49">права </text:span><text:span text:style-name="T49">на </text:span><text:span text:style-name="T49">чтени</text:span><text:span text:style-name="T49">е </text:span><text:span text:style-name="T49">други</text:span><text:span text:style-name="T49">м </text:span><text:span text:style-name="T49">польз</text:span><text:span text:style-name="T49">овате</text:span><text:span text:style-name="T49">лям, </text:span><text:span text:style-name="T49">нару</text:span><text:span text:style-name="T49">шив </text:span><text:span text:style-name="T49">исход</text:span><text:span text:style-name="T49">ные </text:span><text:span text:style-name="T49">требо</text:span><text:span text:style-name="T49">вания </text:span><text:span text:style-name="T49">безоп</text:span><text:span text:style-name="T49">аснос</text:span><text:span text:style-name="T49">ти.</text:span></text:p>
              <text:p text:style-name="P65"><text:span text:style-name="T49">Суще</text:span><text:span text:style-name="T49">ствую</text:span><text:span text:style-name="T49">т и </text:span><text:span text:style-name="T49">други</text:span><text:span text:style-name="T49">е </text:span><text:span text:style-name="T49">пути </text:span><text:span text:style-name="T49">обход</text:span><text:span text:style-name="T49">а </text:span><text:span text:style-name="T49">огран</text:span><text:span text:style-name="T49">ичени</text:span><text:span text:style-name="T49">й </text:span><text:span text:style-name="T49">досту</text:span><text:span text:style-name="T49">па, </text:span><text:span text:style-name="T49">котор</text:span><text:span text:style-name="T49">ые </text:span><text:span text:style-name="T49">будут </text:span><text:span text:style-name="T49">расс</text:span><text:span text:style-name="T49">мотр</text:span><text:span text:style-name="T49">ены </text:span><text:span text:style-name="T49">дале</text:span><text:span text:style-name="T49">е.</text:span></text:p>
              <text:p text:style-name="P65"><text:span text:style-name="T47"/></text:p>
            </draw:text-box>
          </draw:frame>
        </presentation:notes>
      </draw:page>
      <draw:page draw:name="page14" draw:style-name="dp3" draw:master-page-name="master_5f_" presentation:presentation-page-layout-name="AL1T1">
        <office:forms form:automatic-focus="false" form:apply-design-mode="false"/>
        <draw:frame presentation:style-name="pr12" draw:text-style-name="P9" draw:layer="layout" svg:width="19.8cm" svg:height="1.737cm" svg:x="1.4cm" svg:y="0.837cm" presentation:class="title" presentation:user-transformed="true">
          <draw:text-box>
            <text:p text:style-name="P8">Запрос от вызывающего</text:p>
          </draw:text-box>
        </draw:frame>
        <draw:frame presentation:style-name="pr4" draw:text-style-name="P64" draw:layer="layout" svg:width="25.6cm" svg:height="14.4cm" svg:x="1.2cm" svg:y="4.8cm" presentation:class="outline" presentation:user-transformed="true">
          <draw:text-box>
            <text:list text:style-name="L3">
              <text:list-item>
                <text:p text:style-name="P44"><text:span text:style-name="T50">Если на представление установлено свойство </text:span><text:span text:style-name="T51">security_invoker</text:span>, то обращение к базовым объектам происходит от имени вызывающего:</text:p>
                <text:list>
                  <text:list-item>
                    <text:p text:style-name="P8">вызывающий должен иметь права на базовые объекты</text:p>
                  </text:list-item>
                  <text:list-item>
                    <text:p text:style-name="P8">минимизирует риски нарушения ограничений доступа </text:p>
                  </text:list-item>
                  <text:list-item>
                    <text:p text:style-name="P8">большие трудозатраты на настройку привилегий</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66" draw:layer="layout" svg:width="16.799cm" svg:height="13.364cm" svg:x="2.1cm" svg:y="14.107cm" presentation:class="notes" presentation:user-transformed="true">
            <draw:text-box>
              <text:p text:style-name="P65"><text:span text:style-name="T47">Если </text:span><text:span text:style-name="T47">на </text:span><text:span text:style-name="T47">предс</text:span><text:span text:style-name="T47">тавле</text:span><text:span text:style-name="T47">ние </text:span><text:span text:style-name="T47">устан</text:span><text:span text:style-name="T47">овлен</text:span><text:span text:style-name="T47">о </text:span><text:span text:style-name="T47">свойс</text:span><text:span text:style-name="T47">тво </text:span><text:span text:style-name="T47">securi</text:span><text:span text:style-name="T47">ty_inv</text:span><text:span text:style-name="T47">oker, </text:span><text:span text:style-name="T47">то <text:s/></text:span><text:span text:style-name="T47">досту</text:span><text:span text:style-name="T47">п к </text:span><text:span text:style-name="T47">базов</text:span><text:span text:style-name="T47">ым </text:span><text:span text:style-name="T47">объек</text:span><text:span text:style-name="T47">там </text:span><text:span text:style-name="T47">предс</text:span><text:span text:style-name="T47">тавле</text:span><text:span text:style-name="T47">ния </text:span><text:span text:style-name="T47">осущ</text:span><text:span text:style-name="T47">ествл</text:span><text:span text:style-name="T47">яется </text:span><text:span text:style-name="T47">от </text:span><text:span text:style-name="T47">имен</text:span><text:span text:style-name="T47">и </text:span><text:span text:style-name="T47">роли, </text:span><text:span text:style-name="T47">выпо</text:span><text:span text:style-name="T47">лняю</text:span><text:span text:style-name="T47">щей </text:span><text:span text:style-name="T47">запро</text:span><text:span text:style-name="T47">с. </text:span><text:span text:style-name="T47">Таки</text:span><text:span text:style-name="T47">м </text:span><text:span text:style-name="T47">образ</text:span><text:span text:style-name="T47">ом, </text:span><text:span text:style-name="T47">для </text:span><text:span text:style-name="T47">успе</text:span><text:span text:style-name="T47">шног</text:span><text:span text:style-name="T47">о </text:span><text:span text:style-name="T47">выпо</text:span><text:span text:style-name="T47">лнени</text:span><text:span text:style-name="T47">я </text:span><text:span text:style-name="T47">запро</text:span><text:span text:style-name="T47">са к </text:span><text:span text:style-name="T47">предс</text:span><text:span text:style-name="T47">тавле</text:span><text:span text:style-name="T47">нию с </text:span><text:span text:style-name="T47">securi</text:span><text:span text:style-name="T47">ty_inv</text:span><text:span text:style-name="T47">oker </text:span><text:span text:style-name="T47">необх</text:span><text:span text:style-name="T47">одим</text:span><text:span text:style-name="T47">о </text:span><text:span text:style-name="T47">иметь </text:span><text:span text:style-name="T47">соотв</text:span><text:span text:style-name="T47">етств</text:span><text:span text:style-name="T47">ующи</text:span><text:span text:style-name="T47">е </text:span><text:span text:style-name="T47">приви</text:span><text:span text:style-name="T47">легии </text:span><text:span text:style-name="T47">на </text:span><text:span text:style-name="T47">все </text:span><text:span text:style-name="T47">базов</text:span><text:span text:style-name="T47">ые </text:span><text:span text:style-name="T47">объек</text:span><text:span text:style-name="T47">ты </text:span><text:span text:style-name="T47">предс</text:span><text:span text:style-name="T47">тавле</text:span><text:span text:style-name="T47">ния.</text:span></text:p>
              <text:p text:style-name="P65"><text:span text:style-name="T47">Пред</text:span><text:span text:style-name="T47">ставл</text:span><text:span text:style-name="T47">ение </text:span><text:span text:style-name="T47">с </text:span><text:span text:style-name="T47">securi</text:span><text:span text:style-name="T47">ty_inv</text:span><text:span text:style-name="T47">oker </text:span><text:span text:style-name="T47">може</text:span><text:span text:style-name="T47">т </text:span><text:span text:style-name="T47">само </text:span><text:span text:style-name="T47">оказа</text:span><text:span text:style-name="T47">ться </text:span><text:span text:style-name="T47">базов</text:span><text:span text:style-name="T47">ым </text:span><text:span text:style-name="T47">объек</text:span><text:span text:style-name="T47">том </text:span><text:span text:style-name="T47">для </text:span><text:span text:style-name="T47">выше</text:span><text:span text:style-name="T47">лежа</text:span><text:span text:style-name="T47">щего </text:span><text:span text:style-name="T47">предс</text:span><text:span text:style-name="T47">тавле</text:span><text:span text:style-name="T47">ния </text:span><text:span text:style-name="T47">без </text:span><text:span text:style-name="T47">таког</text:span><text:span text:style-name="T47">о </text:span><text:span text:style-name="T47">призн</text:span><text:span text:style-name="T47">ака. </text:span><text:span text:style-name="T47">В </text:span><text:span text:style-name="T47">этом </text:span><text:span text:style-name="T47">случа</text:span><text:span text:style-name="T47">е </text:span><text:span text:style-name="T47">прави</text:span><text:span text:style-name="T47">ло </text:span><text:span text:style-name="T47">остае</text:span><text:span text:style-name="T47">тся </text:span><text:span text:style-name="T47">тем </text:span><text:span text:style-name="T47">же: </text:span><text:span text:style-name="T47">при </text:span><text:span text:style-name="T47">обра</text:span><text:span text:style-name="T47">щени</text:span><text:span text:style-name="T47">и к </text:span><text:span text:style-name="T47">базов</text:span><text:span text:style-name="T47">ому </text:span><text:span text:style-name="T47">предс</text:span><text:span text:style-name="T47">тавле</text:span><text:span text:style-name="T47">нию с </text:span><text:span text:style-name="T47">securi</text:span><text:span text:style-name="T47">ty_inv</text:span><text:span text:style-name="T47">oker </text:span><text:span text:style-name="T47">испол</text:span><text:span text:style-name="T47">ьзуют</text:span><text:span text:style-name="T47">ся </text:span><text:span text:style-name="T47">права </text:span><text:span text:style-name="T47">вызы</text:span><text:span text:style-name="T47">вающ</text:span><text:span text:style-name="T47">его.</text:span></text:p>
              <text:p text:style-name="P65"><text:span text:style-name="T47">Это </text:span><text:span text:style-name="T47">суще</text:span><text:span text:style-name="T47">ствен</text:span><text:span text:style-name="T47">ным </text:span><text:span text:style-name="T47">образ</text:span><text:span text:style-name="T47">ом </text:span><text:span text:style-name="T47">затру</text:span><text:span text:style-name="T47">дняет </text:span><text:span text:style-name="T47">обход </text:span><text:span text:style-name="T47">огран</text:span><text:span text:style-name="T47">ичени</text:span><text:span text:style-name="T47">й </text:span><text:span text:style-name="T47">досту</text:span><text:span text:style-name="T47">па.</text:span></text:p>
              <text:p text:style-name="P65"><text:span text:style-name="T47"><text:a xlink:href="https://postgrespro.ru/docs/postgresql/16/sql-createview" xlink:type="simple">https://postgrespro.ru/docs/postgresql/16/sql-createview</text:a></text:span></text:p>
              <text:p text:style-name="P65"><text:span text:style-name="T47">Одна</text:span><text:span text:style-name="T47">ко и у </text:span><text:span text:style-name="T47">этого </text:span><text:span text:style-name="T47">подхо</text:span><text:span text:style-name="T47">да </text:span><text:span text:style-name="T47">есть </text:span><text:span text:style-name="T47">недос</text:span><text:span text:style-name="T47">татки. </text:span><text:span text:style-name="T47">Так, </text:span><text:span text:style-name="T47">напри</text:span><text:span text:style-name="T47">мер, </text:span><text:span text:style-name="T47">в </text:span><text:span text:style-name="T47">таком </text:span><text:span text:style-name="T47">случа</text:span><text:span text:style-name="T47">е </text:span><text:span text:style-name="T47">требу</text:span><text:span text:style-name="T47">ется </text:span><text:span text:style-name="T47">настр</text:span><text:span text:style-name="T47">оить </text:span><text:span text:style-name="T47">досту</text:span><text:span text:style-name="T47">п для </text:span><text:span text:style-name="T47">всех </text:span><text:span text:style-name="T47">роле</text:span><text:span text:style-name="T47">й, </text:span><text:span text:style-name="T47">котор</text:span><text:span text:style-name="T47">ым </text:span><text:span text:style-name="T47">понад</text:span><text:span text:style-name="T47">обитс</text:span><text:span text:style-name="T47">я </text:span><text:span text:style-name="T47">обра</text:span><text:span text:style-name="T47">щать</text:span><text:span text:style-name="T47">ся к </text:span><text:span text:style-name="T47">предс</text:span><text:span text:style-name="T47">тавле</text:span><text:span text:style-name="T47">нию, </text:span><text:span text:style-name="T47">на </text:span><text:span text:style-name="T47">все </text:span><text:span text:style-name="T47">базов</text:span><text:span text:style-name="T47">ые </text:span><text:span text:style-name="T47">объек</text:span><text:span text:style-name="T47">ты </text:span><text:span text:style-name="T47">предс</text:span><text:span text:style-name="T47">тавле</text:span><text:span text:style-name="T47">ния. </text:span><text:span text:style-name="T47">Значи</text:span><text:span text:style-name="T47">тельн</text:span><text:span text:style-name="T47">о </text:span><text:span text:style-name="T47">упрос</text:span><text:span text:style-name="T47">тить </text:span><text:span text:style-name="T47">это </text:span><text:span text:style-name="T47">проц</text:span><text:span text:style-name="T47">есс </text:span><text:span text:style-name="T47">може</text:span><text:span text:style-name="T47">т </text:span><text:span text:style-name="T47">испол</text:span><text:span text:style-name="T47">ьзова</text:span><text:span text:style-name="T47">ние </text:span><text:span text:style-name="T47">групп</text:span><text:span text:style-name="T47">овых </text:span><text:span text:style-name="T47">роле</text:span><text:span text:style-name="T47">й.</text:span></text:p>
            </draw:text-box>
          </draw:frame>
        </presentation:notes>
      </draw:page>
      <draw:page draw:name="page15" draw:style-name="dp1" draw:master-page-name="master_5f_" presentation:presentation-page-layout-name="AL1T1">
        <office:forms form:automatic-focus="false" form:apply-design-mode="false"/>
        <draw:frame presentation:style-name="pr3" draw:text-style-name="P9" draw:layer="layout" svg:width="20.898cm" svg:height="1.741cm" svg:x="1.2cm" svg:y="0.737cm" presentation:class="title" presentation:user-transformed="true">
          <draw:text-box>
            <text:p text:style-name="P8">Привилегии по умолчанию</text:p>
          </draw:text-box>
        </draw:frame>
        <draw:frame presentation:style-name="pr4" draw:text-style-name="P64" draw:layer="layout" svg:width="25.6cm" svg:height="14.4cm" svg:x="1.2cm" svg:y="4.8cm" presentation:class="outline" presentation:user-transformed="true">
          <draw:text-box>
            <text:list text:style-name="L3">
              <text:list-item>
                <text:p text:style-name="P44">Способ выдать или отозвать привилегии<text:line-break/>при создании объекта</text:p>
                <text:list>
                  <text:list-item>
                    <text:p text:style-name="P67"><text:span text:style-name="T11">ALTER DEFAULT PRIVILEGES</text:span><text:span text:style-name="T11"><text:line-break/></text:span><text:span text:style-name="T11">[ FOR ROLE </text:span><text:span text:style-name="T35">список_целевых_ролей</text:span><text:span text:style-name="T11"> ]</text:span><text:span text:style-name="T11"><text:line-break/></text:span><text:span text:style-name="T34">[ IN SCHEMA </text:span><text:span text:style-name="T35">схема</text:span><text:span text:style-name="T34"> ]</text:span><text:span text:style-name="T34"><text:line-break/></text:span><text:span text:style-name="T34"> <text:s/>GRANT </text:span><text:span text:style-name="T35">привилегии</text:span><text:span text:style-name="T34"> ON </text:span><text:span text:style-name="T35">класс_объектов</text:span><text:span text:style-name="T34"> TO </text:span><text:span text:style-name="T35">роль</text:span><text:span text:style-name="T34">;</text:span><text:span text:style-name="T11"><text:line-break/></text:span><text:span text:style-name="T11"/></text:p>
                  </text:list-item>
                  <text:list-item>
                    <text:p text:style-name="P67"><text:span text:style-name="T11">ALTER DEFAULT PRIVILEGES</text:span><text:span text:style-name="T34"><text:line-break/></text:span><text:span text:style-name="T34"> <text:s/>REVOKE </text:span><text:span text:style-name="T35">привилегии</text:span><text:span text:style-name="T34"> ON </text:span><text:span text:style-name="T35">класс_объектов</text:span><text:span text:style-name="T34"> FROM </text:span><text:span text:style-name="T35">роль</text:span><text:span text:style-name="T34">;</text:span></text:p>
                  </text:list-item>
                  <text:list-item>
                    <text:p text:style-name="P67"><text:span text:style-name="T11"/></text:p>
                  </text:list-item>
                </text:list>
              </text:list-item>
            </text:list>
          </draw:text-box>
        </draw:frame>
        <draw:custom-shape draw:style-name="gr20" draw:text-style-name="P34" draw:layer="layout" svg:width="5.911cm" svg:height="1.746cm" svg:x="4.103cm" svg:y="13.778cm">
          <text:p text:style-name="P32"><text:span text:style-name="T22">REVOKE</text:span><text:span text:style-name="T22"><text:line-break/></text:span><text:span text:style-name="T22">EXECUTE ON ROUTINES</text:span><text:span text:style-name="T22"><text:line-break/></text:span><text:span text:style-name="T22">FROM public</text:span></text:p>
          <draw:enhanced-geometry svg:viewBox="0 0 21600 21600" draw:glue-points="10800 0 3160 3160 0 10800 3160 18440 10800 21600 18440 18440 21600 10800 18440 3160 ?f14 ?f15" draw:text-areas="3200 3200 18400 18400" draw:type="round-callout" draw:modifiers="2615.96752368065 -13155.3520320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5" presentation:class="page"/>
          <draw:frame presentation:style-name="pr5" draw:text-style-name="P10" draw:layer="layout" svg:width="16.799cm" svg:height="13.364cm" svg:x="2.1cm" svg:y="14.107cm" presentation:class="notes" presentation:user-transformed="true">
            <draw:text-box>
              <text:p text:style-name="P18"><text:span text:style-name="T6">Можн</text:span><text:span text:style-name="T6">о </text:span><text:span text:style-name="T6">настр</text:span><text:span text:style-name="T6">оить </text:span><text:span text:style-name="T6">допол</text:span><text:span text:style-name="T6">нител</text:span><text:span text:style-name="T6">ьные </text:span><text:span text:style-name="T6">приви</text:span><text:span text:style-name="T6">легии</text:span><text:span text:style-name="T6">, </text:span><text:span text:style-name="T6">выда</text:span><text:span text:style-name="T6">ваем</text:span><text:span text:style-name="T6">ые </text:span><text:span text:style-name="T6">или </text:span><text:span text:style-name="T6">отзыв</text:span><text:span text:style-name="T6">аемы</text:span><text:span text:style-name="T6">е при </text:span><text:span text:style-name="T6">созда</text:span><text:span text:style-name="T6">нии </text:span><text:span text:style-name="T6">объек</text:span><text:span text:style-name="T6">та. </text:span><text:span text:style-name="T6">Для </text:span><text:span text:style-name="T6">этого </text:span><text:span text:style-name="T6">испол</text:span><text:span text:style-name="T6">ьзует</text:span><text:span text:style-name="T6">ся </text:span><text:span text:style-name="T6">кома</text:span><text:span text:style-name="T6">нда </text:span><text:span text:style-name="T6">ALTE</text:span><text:span text:style-name="T6">R </text:span><text:span text:style-name="T6">DEFA</text:span><text:span text:style-name="T6">ULT </text:span><text:span text:style-name="T6">PRIVI</text:span><text:span text:style-name="T6">LEGE</text:span><text:span text:style-name="T6">S.</text:span></text:p>
              <text:p text:style-name="P18"><text:span text:style-name="T6">Меха</text:span><text:span text:style-name="T6">низм </text:span><text:span text:style-name="T6">сраба</text:span><text:span text:style-name="T6">тыва</text:span><text:span text:style-name="T6">ет, </text:span><text:span text:style-name="T6">когда </text:span><text:span text:style-name="T52">целев</text:span><text:span text:style-name="T52">ая_ро</text:span><text:span text:style-name="T52">ль</text:span><text:span text:style-name="T6"> </text:span><text:span text:style-name="T6">(по </text:span><text:span text:style-name="T6">умолч</text:span><text:span text:style-name="T6">анию </text:span><text:span text:style-name="T6">— </text:span><text:span text:style-name="T6">теку</text:span><text:span text:style-name="T6">щий </text:span><text:span text:style-name="T6">польз</text:span><text:span text:style-name="T6">овате</text:span><text:span text:style-name="T6">ль) </text:span><text:span text:style-name="T6">созда</text:span><text:span text:style-name="T6">ет </text:span><text:span text:style-name="T6">объек</text:span><text:span text:style-name="T6">т, </text:span><text:span text:style-name="T6">прина</text:span><text:span text:style-name="T6">длеж</text:span><text:span text:style-name="T6">ащий </text:span><text:span text:style-name="T6">указа</text:span><text:span text:style-name="T6">нном</text:span><text:span text:style-name="T6">у </text:span><text:span text:style-name="T52">класс</text:span><text:span text:style-name="T52">у_об</text:span><text:span text:style-name="T52">ъект</text:span><text:span text:style-name="T52">ов</text:span><text:span text:style-name="T6"> </text:span><text:span text:style-name="T6">(напр</text:span><text:span text:style-name="T6">имер, </text:span><text:span text:style-name="T6">табли</text:span><text:span text:style-name="T6">цы </text:span><text:span text:style-name="T6">или </text:span><text:span text:style-name="T6">функ</text:span><text:span text:style-name="T6">ции) </text:span><text:span text:style-name="T6">в </text:span><text:span text:style-name="T6">указа</text:span><text:span text:style-name="T6">нной </text:span><text:span text:style-name="T52">схеме</text:span><text:span text:style-name="T6"> </text:span><text:span text:style-name="T6">(по </text:span><text:span text:style-name="T6">умолч</text:span><text:span text:style-name="T6">анию </text:span><text:span text:style-name="T6">— <text:s/>в </text:span><text:span text:style-name="T6">любо</text:span><text:span text:style-name="T6">й). </text:span><text:span text:style-name="T6">Пред</text:span><text:span text:style-name="T6">ложе</text:span><text:span text:style-name="T6">ние </text:span><text:span text:style-name="T6">GRA</text:span><text:span text:style-name="T6">NT </text:span><text:span text:style-name="T6">говор</text:span><text:span text:style-name="T6">ит о </text:span><text:span text:style-name="T6">том, </text:span><text:span text:style-name="T6">что </text:span><text:span text:style-name="T6">на </text:span><text:span text:style-name="T6">созда</text:span><text:span text:style-name="T6">нный </text:span><text:span text:style-name="T6">объек</text:span><text:span text:style-name="T6">т </text:span><text:span text:style-name="T6">надо </text:span><text:span text:style-name="T6">выда</text:span><text:span text:style-name="T6">ть </text:span><text:span text:style-name="T6">указа</text:span><text:span text:style-name="T6">нные </text:span><text:span text:style-name="T6">приви</text:span><text:span text:style-name="T6">легии </text:span><text:span text:style-name="T6">для </text:span><text:span text:style-name="T6">указа</text:span><text:span text:style-name="T6">нной </text:span><text:span text:style-name="T6">роли. </text:span><text:span text:style-name="T6">Пред</text:span><text:span text:style-name="T6">ложе</text:span><text:span text:style-name="T6">ние </text:span><text:span text:style-name="T6">REV</text:span><text:span text:style-name="T6">OKE, </text:span><text:span text:style-name="T6">наоб</text:span><text:span text:style-name="T6">орот, </text:span><text:span text:style-name="T6">испол</text:span><text:span text:style-name="T6">ьзует</text:span><text:span text:style-name="T6">ся </text:span><text:span text:style-name="T6">для </text:span><text:span text:style-name="T6">отзыв</text:span><text:span text:style-name="T6">а </text:span><text:span text:style-name="T6">приви</text:span><text:span text:style-name="T6">легий</text:span><text:span text:style-name="T6">.</text:span></text:p>
              <text:p text:style-name="P18"><text:span text:style-name="T6">Для </text:span><text:span text:style-name="T6">роли </text:span><text:span text:style-name="T6">public </text:span><text:span text:style-name="T6">механ</text:span><text:span text:style-name="T6">изм </text:span><text:span text:style-name="T6">приви</text:span><text:span text:style-name="T6">легий </text:span><text:span text:style-name="T6">по </text:span><text:span text:style-name="T6">умолч</text:span><text:span text:style-name="T6">анию </text:span><text:span text:style-name="T6">выда</text:span><text:span text:style-name="T6">ет </text:span><text:span text:style-name="T6">право </text:span><text:span text:style-name="T6">выпо</text:span><text:span text:style-name="T6">лнени</text:span><text:span text:style-name="T6">я при </text:span><text:span text:style-name="T6">созда</text:span><text:span text:style-name="T6">нии </text:span><text:span text:style-name="T6">подпр</text:span><text:span text:style-name="T6">ограм</text:span><text:span text:style-name="T6">м. </text:span><text:span text:style-name="T6">Чтоб</text:span><text:span text:style-name="T6">ы </text:span><text:span text:style-name="T6">public </text:span><text:span text:style-name="T6">не </text:span><text:span text:style-name="T6">получ</text:span><text:span text:style-name="T6">ал </text:span><text:span text:style-name="T6">такое </text:span><text:span text:style-name="T6">право</text:span><text:span text:style-name="T6">, надо </text:span><text:span text:style-name="T6">выда</text:span><text:span text:style-name="T6">ть </text:span><text:span text:style-name="T6">кома</text:span><text:span text:style-name="T6">нду</text:span></text:p>
              <text:p text:style-name="P18"><text:span text:style-name="T6">ALTE</text:span><text:span text:style-name="T6">R </text:span><text:span text:style-name="T6">DEFA</text:span><text:span text:style-name="T6">ULT </text:span><text:span text:style-name="T6">PRIVI</text:span><text:span text:style-name="T6">LEGE</text:span><text:span text:style-name="T6">S</text:span><text:span text:style-name="T6"><text:line-break/></text:span><text:span text:style-name="T6">FOR </text:span><text:span text:style-name="T6">ROLE </text:span><text:span text:style-name="T6">…</text:span><text:span text:style-name="T6"><text:line-break/></text:span><text:span text:style-name="T6">REV</text:span><text:span text:style-name="T6">OKE </text:span><text:span text:style-name="T6">EXEC</text:span><text:span text:style-name="T6">UTE </text:span><text:span text:style-name="T6">ON </text:span><text:span text:style-name="T6">ROU</text:span><text:span text:style-name="T6">TINE</text:span><text:span text:style-name="T6">S </text:span><text:span text:style-name="T6">FRO</text:span><text:span text:style-name="T6">M </text:span><text:span text:style-name="T6">public</text:span><text:span text:style-name="T6">;</text:span></text:p>
              <text:p text:style-name="P18"><text:span text:style-name="T6">При </text:span><text:span text:style-name="T6">этом </text:span><text:span text:style-name="T6">в </text:span><text:span text:style-name="T6">предл</text:span><text:span text:style-name="T6">ожен</text:span><text:span text:style-name="T6">ии </text:span><text:span text:style-name="T6">FOR </text:span><text:span text:style-name="T6">ROLE </text:span><text:span text:style-name="T6">надо </text:span><text:span text:style-name="T6">указа</text:span><text:span text:style-name="T6">ть </text:span><text:span text:style-name="T6">все </text:span><text:span text:style-name="T6">роли, </text:span><text:span text:style-name="T6">котор</text:span><text:span text:style-name="T6">ые </text:span><text:span text:style-name="T6">могут </text:span><text:span text:style-name="T6">созда</text:span><text:span text:style-name="T6">ть </text:span><text:span text:style-name="T6">подпр</text:span><text:span text:style-name="T6">ограм</text:span><text:span text:style-name="T6">мы.</text:span></text:p>
              <text:p text:style-name="P18"><text:span text:style-name="T15">https:/</text:span><text:span text:style-name="T15">/</text:span><text:span text:style-name="T15">postg</text:span><text:span text:style-name="T15">respr</text:span><text:span text:style-name="T15">o.ru/</text:span><text:span text:style-name="T15">docs/</text:span><text:span text:style-name="T15">postg</text:span><text:span text:style-name="T15">resql/</text:span><text:span text:style-name="T15">16/</text:span><text:span text:style-name="T15">sql-</text:span><text:span text:style-name="T15">alterd</text:span><text:span text:style-name="T15">efault</text:span><text:span text:style-name="T15">privile</text:span><text:span text:style-name="T15">ges</text:span></text:p>
              <text:p text:style-name="P68"><text:span text:style-name="T6"/></text:p>
            </draw:text-box>
          </draw:frame>
        </presentation:notes>
      </draw:page>
      <draw:page draw:name="page16"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Демонстрация</text:p>
          </draw:text-box>
        </draw:frame>
        <draw:frame presentation:style-name="pr4" draw:text-style-name="P9" draw:layer="layout" svg:width="25.6cm" svg:height="14.4cm" svg:x="1.2cm" svg:y="4.8cm" presentation:class="outline" presentation:placeholder="true" presentation:user-transformed="true">
          <draw:text-box/>
        </draw:frame>
        <draw:frame draw:style-name="gr15" draw:text-style-name="P43" draw:layer="layout" svg:width="17.893cm" svg:height="11.728cm" svg:x="5.054cm" svg:y="6.182cm">
          <draw:image xlink:href="Pictures/10000001000001B9000001219F9F77CFE0FDB8A0.png" xlink:type="simple" xlink:show="embed" xlink:actuate="onLoad" draw:mime-type="image/png">
            <text:p text:style-name="P1"><text:span text:style-name="T29"/></text:p>
            <text:p text:style-name="P1"><text:span text:style-name="T29"/></text:p>
            <text:p text:style-name="P1"><text:span text:style-name="T29"/></text:p>
            <text:p text:style-name="P1"><text:span text:style-name="T29"><text:s text:c="4"/></text:span><text:span text:style-name="T29"><text:s text:c="4"/></text:span><text:span text:style-name="T29"><text:s text:c="3"/></text:span><text:span text:style-name="T29">$ </text:span><text:span text:style-name="T29">psq</text:span><text:span text:style-name="T29">l</text:span></text:p>
            <text:p text:style-name="P1"><text:span text:style-name="T29"><text:s text:c="4"/></text:span><text:span text:style-name="T29"><text:s text:c="4"/></text:span><text:span text:style-name="T29"><text:s text:c="3"/></text:span><text:span text:style-name="T29">pos</text:span><text:span text:style-name="T29">tgr</text:span><text:span text:style-name="T29">es=</text:span><text:span text:style-name="T29">#</text:span></text:p>
          </draw:image>
        </draw:frame>
        <presentation:notes draw:style-name="dp2">
          <draw:page-thumbnail draw:style-name="gr2" draw:layer="layout" svg:width="14.848cm" svg:height="11.136cm" svg:x="3.075cm" svg:y="2.257cm" draw:page-number="16"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7"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Итоги</text:p>
          </draw:text-box>
        </draw:frame>
        <draw:frame presentation:style-name="pr4" draw:text-style-name="P9" draw:layer="layout" svg:width="25.6cm" svg:height="14.4cm" svg:x="1.2cm" svg:y="4.8cm" presentation:class="outline" presentation:user-transformed="true">
          <draw:text-box>
            <text:list text:style-name="L3">
              <text:list-item>
                <text:p text:style-name="P8"><text:span text:style-name="T53">Роли могут представлять пользователей СУБД</text:span></text:p>
              </text:list-item>
              <text:list-item>
                <text:p text:style-name="P8"><text:span text:style-name="T53">Привилегии определяют права доступа ролей к объектам</text:span></text:p>
              </text:list-item>
              <text:list-item>
                <text:p text:style-name="P8"><text:span text:style-name="T53">Категории ролей </text:span><text:span text:style-name="T54">—</text:span><text:span text:style-name="T55"> суперпользователи, владельцы и все остальные</text:span></text:p>
              </text:list-item>
              <text:list-item>
                <text:p text:style-name="P12"><text:span text:style-name="T56">Роли, атрибуты и привилегии, схемы — гибкий механизм,</text:span><text:span text:style-name="T56"><text:line-break/></text:span><text:span text:style-name="T56">позволяющий по-разному организовать работу</text:span></text:p>
              </text:list-item>
              <text:list-item>
                <text:p text:style-name="P8"><text:s/></text:p>
              </text:list-item>
            </text:list>
          </draw:text-box>
        </draw:frame>
        <presentation:notes draw:style-name="dp2">
          <draw:page-thumbnail draw:style-name="gr2" draw:layer="layout" svg:width="14.848cm" svg:height="11.136cm" svg:x="3.075cm" svg:y="2.257cm" draw:page-number="17" presentation:class="page"/>
          <draw:frame presentation:style-name="pr5" draw:text-style-name="P63" draw:layer="layout" svg:width="16.799cm" svg:height="13.364cm" svg:x="2.1cm" svg:y="14.107cm" presentation:class="notes" presentation:placeholder="true">
            <draw:text-box/>
          </draw:frame>
        </presentation:notes>
      </draw:page>
      <draw:page draw:name="page18"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Практика</text:p>
          </draw:text-box>
        </draw:frame>
        <draw:frame presentation:style-name="pr14" draw:text-style-name="P11" draw:layer="layout" svg:width="25.6cm" svg:height="14.4cm" svg:x="1.2cm" svg:y="4.8cm" presentation:class="outline" presentation:user-transformed="true">
          <draw:text-box>
            <text:p text:style-name="P8"><text:span text:style-name="T57">1. Создайте роли alice и bob с правом входа в сеанс, а также базу данных, принадлежащую alice. </text:span></text:p>
            <text:p text:style-name="P8"><text:span text:style-name="T58">2. </text:span><text:span text:style-name="T57">От имени alice создайте одноименную схему и таблицу в ней. Предоставьте полный доступ к схеме для bob и выдайте доступ на чтение таблицы для bob.</text:span></text:p>
            <text:p text:style-name="P8"><text:span text:style-name="T57">3. От имени bob создайте представление над таблицей.</text:span></text:p>
            <text:p text:style-name="P8"><text:span text:style-name="T57">4. Проверьте возможность alice читать созданное bob представление.</text:span></text:p>
          </draw:text-box>
        </draw:frame>
        <presentation:notes draw:style-name="dp2">
          <draw:page-thumbnail draw:style-name="gr2" draw:layer="layout" svg:width="14.848cm" svg:height="11.136cm" svg:x="3.075cm" svg:y="2.257cm" draw:page-number="18" presentation:class="page"/>
          <draw:frame presentation:style-name="pr15" draw:text-style-name="P63" draw:layer="layout" svg:width="16.799cm" svg:height="14.849cm" svg:x="2.1cm" svg:y="14.107cm" presentation:class="notes" presentation:placeholder="true" presentation:user-transformed="true">
            <draw:text-box/>
          </draw:frame>
        </presentation:notes>
      </draw:page>
      <draw:page draw:name="page19" draw:style-name="dp1" draw:master-page-name="master_5f_" presentation:presentation-page-layout-name="AL1T1">
        <office:forms form:automatic-focus="false" form:apply-design-mode="false"/>
        <draw:frame presentation:style-name="pr3" draw:text-style-name="P9" draw:layer="layout" svg:width="19.8cm" svg:height="1.741cm" svg:x="1.2cm" svg:y="0.737cm" presentation:class="title" presentation:user-transformed="true">
          <draw:text-box>
            <text:p text:style-name="P8">Практика+</text:p>
          </draw:text-box>
        </draw:frame>
        <draw:frame presentation:style-name="pr16" draw:text-style-name="P9" draw:layer="layout" svg:width="25.6cm" svg:height="14.4cm" svg:x="1.2cm" svg:y="4.8cm" presentation:class="outline" presentation:user-transformed="true">
          <draw:text-box>
            <text:list text:style-name="L7">
              <text:list-item>
                <text:p text:style-name="P8"><text:span text:style-name="T59">Создайте роли alice и bob с правом входа в систему и предоставьте им права на создание объектов в схеме public.</text:span></text:p>
              </text:list-item>
              <text:list-item>
                <text:p text:style-name="P8"><text:span text:style-name="T59">Создайте таблицу под ролью alice, причем в таблице должен быть столбец с автоматической генерацией уникальных значений. Другой столбец может быть произвольный, например, текстового типа. На соответствующую последовательность предоставьте права на использование для Боба.</text:span></text:p>
              </text:list-item>
              <text:list-item>
                <text:p text:style-name="P8"><text:span text:style-name="T59">В сеансе Боба создайте таблицу, в которой должен быть столбец, получающий значения из последовательности.</text:span></text:p>
              </text:list-item>
              <text:list-item>
                <text:p text:style-name="P8"><text:span text:style-name="T59">В сеансе Алисы проверьте, что значения последовательности генерируются уникально.</text:span></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69" draw:layer="layout" svg:width="16.799cm" svg:height="13.364cm" svg:x="2.1cm" svg:y="14.107cm" presentation:class="notes" presentation:user-transformed="true">
            <draw:text-box>
              <text:p text:style-name="P9"><text:span text:style-name="T6">2. </text:span><text:span text:style-name="T6">Ис</text:span><text:span text:style-name="T6">по</text:span><text:span text:style-name="T6">льз</text:span><text:span text:style-name="T6">уйт</text:span><text:span text:style-name="T6">е </text:span><text:span text:style-name="T6">GE</text:span><text:span text:style-name="T6">NE</text:span><text:span text:style-name="T6">RA</text:span><text:span text:style-name="T6">TE</text:span><text:span text:style-name="T6">D </text:span><text:span text:style-name="T6">AL</text:span><text:span text:style-name="T6">WA</text:span><text:span text:style-name="T6">YS </text:span><text:span text:style-name="T6">AS </text:span><text:span text:style-name="T6">ID</text:span><text:span text:style-name="T6">EN</text:span><text:span text:style-name="T6">TIT</text:span><text:span text:style-name="T6">Y.</text:span></text:p>
              <text:p text:style-name="P9"><text:span text:style-name="T6">3. В </text:span><text:span text:style-name="T6">таб</text:span><text:span text:style-name="T6">ли</text:span><text:span text:style-name="T6">це </text:span><text:span text:style-name="T6">Бо</text:span><text:span text:style-name="T6">ба </text:span><text:span text:style-name="T6">сто</text:span><text:span text:style-name="T6">лб</text:span><text:span text:style-name="T6">ец </text:span><text:span text:style-name="T6">мо</text:span><text:span text:style-name="T6">же</text:span><text:span text:style-name="T6">т </text:span><text:span text:style-name="T6">по</text:span><text:span text:style-name="T6">лу</text:span><text:span text:style-name="T6">чат</text:span><text:span text:style-name="T6">ь </text:span><text:span text:style-name="T6">зна</text:span><text:span text:style-name="T6">че</text:span><text:span text:style-name="T6">ни</text:span><text:span text:style-name="T6">е </text:span><text:span text:style-name="T6">по </text:span><text:span text:style-name="T6">ум</text:span><text:span text:style-name="T6">ол</text:span><text:span text:style-name="T6">ча</text:span><text:span text:style-name="T6">ни</text:span><text:span text:style-name="T6">ю </text:span><text:span text:style-name="T6">из </text:span><text:span text:style-name="T6">по</text:span><text:span text:style-name="T6">сл</text:span><text:span text:style-name="T6">ед</text:span><text:span text:style-name="T6">ов</text:span><text:span text:style-name="T6">ате</text:span><text:span text:style-name="T6">ль</text:span><text:span text:style-name="T6">но</text:span><text:span text:style-name="T6">сти </text:span><text:span text:style-name="T6">с </text:span><text:span text:style-name="T6">по</text:span><text:span text:style-name="T6">мо</text:span><text:span text:style-name="T6">щь</text:span><text:span text:style-name="T6">ю </text:span><text:span text:style-name="T6">ne</text:span><text:span text:style-name="T6">xtv</text:span><text:span text:style-name="T6">al()</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pitch="variable"/>
    <style:font-face style:name="Droid Sans Fallback2" svg:font-family="'Droid Sans Fallback'" style:font-family-generic="roman" style:font-pitch="variable"/>
    <style:font-face style:name="Droid Sans Fallback3"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pitch="variable"/>
    <style:font-face style:name="FreeSans3" svg:font-family="FreeSans" style:font-family-generic="roman" style:font-pitch="variable"/>
    <style:font-face style:name="FreeSans4"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pitch="variable"/>
    <style:font-face style:name="Liberation Sans5" svg:font-family="'Liberation Sans', Arial" style:font-family-generic="swiss" style:font-pitch="variable"/>
    <style:font-face style:name="Liberation Sans6" svg:font-family="'Liberation Sans'" style:font-family-generic="modern" style:font-pitch="variable"/>
    <style:font-face style:name="Liberation Serif" svg:font-family="'Liberation Serif'" style:font-adornments="Regular" style:font-family-generic="roman"/>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pitch="variable"/>
    <style:font-face style:name="Liberation Serif4" svg:font-family="'Liberation Serif'" style:font-family-generic="swiss" style:font-pitch="variable"/>
    <style:font-face style:name="Liberation Serif5" svg:font-family="'Liberation Serif'" style:font-family-generic="roman" style:font-pitch="variable" style:font-charset="x-symbol"/>
    <style:font-face style:name="Liberation Serif6" svg:font-family="'Liberation Serif'" style:font-pitch="variable" style:font-charset="x-symbol"/>
    <style:font-face style:name="Liberation Serif7"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ymbola" svg:font-family="Symbola" style:font-pitch="variable"/>
    <style:font-face style:name="Symbola1" svg:font-family="Symbola"/>
    <style:font-face style:name="Symbola2" svg:font-family="Symbola" style:font-adornments="Regular"/>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fill-image draw:name="Empty" xlink:href="Pictures/1000000000000008000000089442829B9654ACBA.png" xlink:type="simple" xlink:show="embed" xlink:actuate="onLoad"/>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5"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5"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5"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3" fo:font-family="'Liberation Mono', 'Courier New'" style:font-family-generic="modern" style:font-pitch="fixed" fo:font-size="10pt" style:font-name-asian="Liberation Mono3"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3"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3" style:font-family-asian="'Droid Sans Fallback'" style:font-family-generic-asian="system" style:font-pitch-asian="variable" style:font-size-asian="28pt" style:font-style-asian="normal" style:font-weight-asian="normal" style:font-name-complex="FreeSans4"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2"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2"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2"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3"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4"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3"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3"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3"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3"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3"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3"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3" style:font-family-asian="'Droid Sans Fallback'" style:font-family-generic-asian="system" style:font-pitch-asian="variable" style:font-size-asian="28.1000003814697pt" style:font-style-asian="normal" style:font-weight-asian="normal" style:font-name-complex="FreeSans4"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3" style:font-family-asian="'Droid Sans Fallback'" style:font-family-generic-asian="system" style:font-pitch-asian="variable" style:font-size-asian="28pt" style:font-style-asian="normal" style:font-weight-asian="normal" style:font-name-complex="FreeSans4"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2"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2"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2"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3" style:font-family-asian="'Droid Sans Fallback'" style:font-family-generic-asian="system" style:font-pitch-asian="variable" style:font-size-asian="28pt" style:font-style-asian="normal" style:font-weight-asian="normal" style:font-name-complex="FreeSans4"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2"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2"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2"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3" style:font-family-asian="'Droid Sans Fallback'" style:font-family-generic-asian="system" style:font-pitch-asian="variable" style:font-size-asian="28pt" style:font-style-asian="normal" style:font-weight-asian="normal" style:font-name-complex="FreeSans4"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2"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2"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2"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3"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3"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3"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emplate23-backgroundobjects">
      <style:graphic-properties draw:stroke="none" draw:fill="none" draw:fill-color="#ffffff" draw:auto-grow-height="false" fo:min-height="1.485cm"/>
      <style:paragraph-properties style:writing-mode="lr-tb"/>
    </style:style>
    <style:style style:name="Mpr15" style:family="presentation" style:parent-style-name="template2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master1-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7" style:family="presentation" style:parent-style-name="master1-backgroundobjects">
      <style:graphic-properties draw:stroke="none" draw:fill="none" draw:fill-color="#ffffff" draw:auto-grow-height="false" fo:min-height="1.485cm"/>
      <style:paragraph-properties style:writing-mode="lr-tb"/>
    </style:style>
    <style:style style:name="Mpr18" style:family="presentation" style:parent-style-name="master1-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20" style:family="presentation" style:parent-style-name="master-outline1">
      <style:graphic-properties fo:min-height="12.18cm"/>
      <style:paragraph-properties style:writing-mode="lr-tb"/>
    </style:style>
    <style:style style:name="Mpr21" style:family="presentation" style:parent-style-name="master-backgroundobjects">
      <style:graphic-properties draw:stroke="none" draw:fill="none" draw:fill-color="#ffffff" draw:auto-grow-height="false" fo:min-height="1.485cm"/>
      <style:paragraph-properties style:writing-mode="lr-tb"/>
    </style:style>
    <style:style style:name="Mpr22"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24" style:family="presentation" style:parent-style-name="master_5f_-outline1">
      <style:graphic-properties fo:min-height="12.18cm"/>
      <style:paragraph-properties style:writing-mode="lr-tb"/>
    </style:style>
    <style:style style:name="Mpr25" style:family="presentation" style:parent-style-name="master_5f_-backgroundobjects">
      <style:graphic-properties draw:stroke="none" draw:fill="none" draw:fill-color="#ffffff" draw:auto-grow-height="false" fo:min-height="1.485cm"/>
      <style:paragraph-properties style:writing-mode="lr-tb"/>
    </style:style>
    <style:style style:name="Mpr26"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28" style:family="presentation" style:parent-style-name="master1_5f__5f_-backgroundobjects">
      <style:graphic-properties draw:stroke="none" draw:fill="none" draw:fill-color="#ffffff" draw:auto-grow-height="false" fo:min-height="1.485cm"/>
      <style:paragraph-properties style:writing-mode="lr-tb"/>
    </style:style>
    <style:style style:name="Mpr29"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A375D3AC77E910BC.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3">
            <text:list-item>
              <text:p><text:span text:style-name="MT2">Click </text:span><text:span text:style-name="MT2">to </text:span><text:span text:style-name="MT2">edit </text:span><text:span text:style-name="MT2">the </text:span><text:span text:style-name="MT2">outlin</text:span><text:span text:style-name="MT2">e text </text:span><text:span text:style-name="MT2">form</text:span><text:span text:style-name="MT2">at</text:span></text:p>
              <text:list>
                <text:list-item>
                  <text:p>Second <text:span text:style-name="MT3">O</text:span><text:span text:style-name="MT3">utl</text:span><text:span text:style-name="MT3">in</text:span><text:span text:style-name="MT3">e</text:span> Level</text:p>
                  <text:list>
                    <text:list-item>
                      <text:p>Third <text:span text:style-name="MT4">O</text:span><text:span text:style-name="MT4">u</text:span><text:span text:style-name="MT4">t</text:span><text:span text:style-name="MT4">l</text:span><text:span text:style-name="MT4">i</text:span><text:span text:style-name="MT4">n</text:span><text:span text:style-name="MT4">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draw:frame draw:style-name="Mgr3" draw:text-style-name="MP13" draw:layer="backgroundobjects" svg:width="2.2cm" svg:height="1.19cm" svg:x="24.6cm" svg:y="19.2cm">
        <draw:text-box>
          <text:p text:style-name="MP7"><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presentation:style-name="template23-title"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1" style:page-layout-name="PM1" draw:style-name="Mdp2">
      <draw:frame draw:style-name="Mgr4" draw:text-style-name="MP9" draw:layer="backgroundobjects" svg:width="28cm" svg:height="21.64cm" svg:x="0cm" svg:y="1.235cm">
        <draw:image xlink:href="Pictures/10000000000007D00000060AA375D3AC77E910BC.jpg" xlink:type="simple" xlink:show="embed" xlink:actuate="onLoad" draw:mime-type="image/jpeg">
          <text:p/>
        </draw:image>
      </draw:frame>
      <draw:frame presentation:style-name="master1-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draw:custom-shape presentation:style-name="Mpr16"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title" draw:layer="backgroundobjects" svg:width="25.24cm" svg:height="1.98cm" svg:x="1.43cm" svg:y="0.76cm" presentation:class="title" presentation:placeholder="true">
        <draw:text-box/>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 style:page-layout-name="PM1" draw:style-name="Mdp1">
      <draw:custom-shape presentation:style-name="Mpr19"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0"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draw:custom-shape presentation:style-name="Mpr23"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24"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C330D8AD65C459D.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office:forms form:automatic-focus="false" form:apply-design-mode="false"/>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_5f_" style:display-name="master1__" style:page-layout-name="PM1" draw:style-name="Mdp2">
      <draw:frame draw:style-name="Mgr4" draw:text-style-name="MP9"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27"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1T16:50:20.766729314</meta:creation-date>
    <meta:editing-duration>P25DT16H6M33S</meta:editing-duration>
    <meta:editing-cycles>1182</meta:editing-cycles>
    <meta:generator>LibreOffice/7.3.7.2$Linux_X86_64 LibreOffice_project/30$Build-2</meta:generator>
    <dc:date>2024-12-24T23:46:18.113768451</dc:date>
    <meta:document-statistic meta:object-count="211"/>
    <meta:template xlink:type="simple" xlink:actuate="onRequest" xlink:title="master" xlink:href="../../../../tmp/DBA1/master.otp" meta:date="2015-06-01T16:50:20.490561969"/>
  </office:meta>
</office:document-meta>
</file>